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d4ea6b" fo:border="none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 office:value-type="string" calcext:value-type="string" table:number-columns-spanned="19" table:number-rows-spanned="1">
            <text:p>Separate weights for each neuron, activation functions directly multiplied by weights</text:p>
          </table:table-cell>
          <table:covered-table-cell table:number-columns-repeated="18"/>
        </table:table-row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ce1" office:value-type="float" office:value="0.9809" calcext:value-type="float">
            <text:p>'0.98</text:p>
          </table:table-cell>
          <table:table-cell table:style-name="ce1" office:value-type="float" office:value="0.872" calcext:value-type="float">
            <text:p>'0.87</text:p>
          </table:table-cell>
          <table:table-cell table:style-name="ce1" office:value-type="float" office:value="0.584099999070167" calcext:value-type="float">
            <text:p>'0.58</text:p>
          </table:table-cell>
          <table:table-cell table:style-name="ce1" office:value-type="float" office:value="0.9789" calcext:value-type="float">
            <text:p>'0.98</text:p>
          </table:table-cell>
          <table:table-cell table:style-name="ce1" office:value-type="float" office:value="0.8752" calcext:value-type="float">
            <text:p>'0.88</text:p>
          </table:table-cell>
          <table:table-cell table:style-name="ce1" office:value-type="float" office:value="0.588800001144409" calcext:value-type="float">
            <text:p>'0.59</text:p>
          </table:table-cell>
          <table:table-cell table:style-name="ce1" office:value-type="float" office:value="0.9808" calcext:value-type="float">
            <text:p>'0.98</text:p>
          </table:table-cell>
          <table:table-cell table:style-name="ce1" office:value-type="float" office:value="0.8712" calcext:value-type="float">
            <text:p>'0.87</text:p>
          </table:table-cell>
          <table:table-cell table:style-name="ce1" office:value-type="float" office:value="0.590099999308586" calcext:value-type="float">
            <text:p>'0.59</text:p>
          </table:table-cell>
          <table:table-cell table:style-name="ce1" office:value-type="float" office:value="0.9819" calcext:value-type="float">
            <text:p>'0.98</text:p>
          </table:table-cell>
          <table:table-cell table:style-name="ce1" office:value-type="float" office:value="0.8719" calcext:value-type="float">
            <text:p>'0.87</text:p>
          </table:table-cell>
          <table:table-cell table:style-name="ce1" office:value-type="float" office:value="0.591799998283386" calcext:value-type="float">
            <text:p>'0.59</text:p>
          </table:table-cell>
          <table:table-cell table:style-name="ce1" office:value-type="float" office:value="0.9827" calcext:value-type="float">
            <text:p>'0.98</text:p>
          </table:table-cell>
          <table:table-cell table:style-name="ce1" office:value-type="float" office:value="0.8727" calcext:value-type="float">
            <text:p>'0.87</text:p>
          </table:table-cell>
          <table:table-cell table:style-name="ce1" office:value-type="float" office:value="0.58299999833107" calcext:value-type="float">
            <text:p>'0.58</text:p>
          </table:table-cell>
          <table:table-cell table:style-name="ce2" table:formula="of:=([.B4]+[.E4]+[.H4]+[.K4]+[.N4])/5" office:value-type="float" office:value="0.98104" calcext:value-type="float">
            <text:p>0,98104</text:p>
          </table:table-cell>
          <table:table-cell table:formula="of:=([.C4]+[.F4]+[.I4]+[.L4]+[.O4])/5" office:value-type="float" office:value="0.8726" calcext:value-type="float">
            <text:p>0,8726</text:p>
          </table:table-cell>
          <table:table-cell table:formula="of:=([.D4]+[.G4]+[.J4]+[.M4]+[.P4])/5" office:value-type="float" office:value="0.587559999227524" calcext:value-type="float">
            <text:p>0,587559999227524</text:p>
          </table:table-cell>
        </table:table-row>
        <table:table-row table:style-name="ro1">
          <table:table-cell office:value-type="string" calcext:value-type="string">
            <text:p>WSGAF_wt_r_small</text:p>
          </table:table-cell>
          <table:table-cell table:style-name="ce1" office:value-type="float" office:value="0.9812" calcext:value-type="float">
            <text:p>'0.98</text:p>
          </table:table-cell>
          <table:table-cell table:style-name="ce1" office:value-type="float" office:value="0.8768" calcext:value-type="float">
            <text:p>'0.88</text:p>
          </table:table-cell>
          <table:table-cell table:style-name="ce1" office:value-type="float" office:value="0.557200002670288" calcext:value-type="float">
            <text:p>'0.56</text:p>
          </table:table-cell>
          <table:table-cell table:style-name="ce1" office:value-type="float" office:value="0.9789" calcext:value-type="float">
            <text:p>'0.98</text:p>
          </table:table-cell>
          <table:table-cell table:style-name="ce1" office:value-type="float" office:value="0.8747" calcext:value-type="float">
            <text:p>'0.87</text:p>
          </table:table-cell>
          <table:table-cell table:style-name="ce1" office:value-type="float" office:value="0.580899998545647" calcext:value-type="float">
            <text:p>'0.58</text:p>
          </table:table-cell>
          <table:table-cell table:style-name="ce1" office:value-type="float" office:value="0.9802" calcext:value-type="float">
            <text:p>'0.98</text:p>
          </table:table-cell>
          <table:table-cell table:style-name="ce1" office:value-type="float" office:value="0.8716" calcext:value-type="float">
            <text:p>'0.87</text:p>
          </table:table-cell>
          <table:table-cell table:style-name="ce1" office:value-type="float" office:value="0.554799997806549" calcext:value-type="float">
            <text:p>'0.55</text:p>
          </table:table-cell>
          <table:table-cell table:style-name="ce1" office:value-type="float" office:value="0.9799" calcext:value-type="float">
            <text:p>'0.98</text:p>
          </table:table-cell>
          <table:table-cell table:style-name="ce1" office:value-type="float" office:value="0.8749" calcext:value-type="float">
            <text:p>'0.87</text:p>
          </table:table-cell>
          <table:table-cell table:style-name="ce1" office:value-type="float" office:value="0.5699000030756" calcext:value-type="float">
            <text:p>'0.57</text:p>
          </table:table-cell>
          <table:table-cell table:style-name="ce1" office:value-type="float" office:value="0.9795" calcext:value-type="float">
            <text:p>'0.98</text:p>
          </table:table-cell>
          <table:table-cell table:style-name="ce1" office:value-type="float" office:value="0.8773" calcext:value-type="float">
            <text:p>'0.88</text:p>
          </table:table-cell>
          <table:table-cell table:style-name="ce1" office:value-type="float" office:value="0.572300001978874" calcext:value-type="float">
            <text:p>'0.57</text:p>
          </table:table-cell>
          <table:table-cell table:formula="of:=([.B5]+[.E5]+[.H5]+[.K5]+[.N5])/5" office:value-type="float" office:value="0.97994" calcext:value-type="float">
            <text:p>0,97994</text:p>
          </table:table-cell>
          <table:table-cell table:formula="of:=([.C5]+[.F5]+[.I5]+[.L5]+[.O5])/5" office:value-type="float" office:value="0.87506" calcext:value-type="float">
            <text:p>0,87506</text:p>
          </table:table-cell>
          <table:table-cell table:formula="of:=([.D5]+[.G5]+[.J5]+[.M5]+[.P5])/5" office:value-type="float" office:value="0.567020000815392" calcext:value-type="float">
            <text:p>0,567020000815392</text:p>
          </table:table-cell>
        </table:table-row>
        <table:table-row table:style-name="ro1">
          <table:table-cell office:value-type="string" calcext:value-type="string">
            <text:p>WSGAF_wt_t_small</text:p>
          </table:table-cell>
          <table:table-cell table:style-name="ce1" office:value-type="float" office:value="0.9761" calcext:value-type="float">
            <text:p>'0.98</text:p>
          </table:table-cell>
          <table:table-cell table:style-name="ce1" office:value-type="float" office:value="0.8738" calcext:value-type="float">
            <text:p>'0.87</text:p>
          </table:table-cell>
          <table:table-cell table:style-name="ce1" office:value-type="float" office:value="0.60969999730587" calcext:value-type="float">
            <text:p>'0.61</text:p>
          </table:table-cell>
          <table:table-cell table:style-name="ce1" office:value-type="float" office:value="0.9766" calcext:value-type="float">
            <text:p>'0.98</text:p>
          </table:table-cell>
          <table:table-cell table:style-name="ce1" office:value-type="float" office:value="0.8774" calcext:value-type="float">
            <text:p>'0.88</text:p>
          </table:table-cell>
          <table:table-cell table:style-name="ce1" office:value-type="float" office:value="0.593099999427795" calcext:value-type="float">
            <text:p>'0.59</text:p>
          </table:table-cell>
          <table:table-cell table:style-name="ce1" office:value-type="float" office:value="0.9759" calcext:value-type="float">
            <text:p>'0.98</text:p>
          </table:table-cell>
          <table:table-cell table:style-name="ce1" office:value-type="float" office:value="0.8789" calcext:value-type="float">
            <text:p>'0.88</text:p>
          </table:table-cell>
          <table:table-cell table:style-name="ce1" office:value-type="float" office:value="0.597099995613098" calcext:value-type="float">
            <text:p>'0.60</text:p>
          </table:table-cell>
          <table:table-cell table:style-name="ce1" office:value-type="float" office:value="0.9768" calcext:value-type="float">
            <text:p>'0.98</text:p>
          </table:table-cell>
          <table:table-cell table:style-name="ce1" office:value-type="float" office:value="0.8786" calcext:value-type="float">
            <text:p>'0.88</text:p>
          </table:table-cell>
          <table:table-cell table:style-name="ce1" office:value-type="float" office:value="0.592299994826317" calcext:value-type="float">
            <text:p>'0.59</text:p>
          </table:table-cell>
          <table:table-cell table:style-name="ce1" office:value-type="float" office:value="0.9759" calcext:value-type="float">
            <text:p>'0.98</text:p>
          </table:table-cell>
          <table:table-cell table:style-name="ce1" office:value-type="float" office:value="0.88" calcext:value-type="float">
            <text:p>'0.88</text:p>
          </table:table-cell>
          <table:table-cell table:style-name="ce1" office:value-type="float" office:value="0.591600000858307" calcext:value-type="float">
            <text:p>'0.59</text:p>
          </table:table-cell>
          <table:table-cell table:formula="of:=([.B6]+[.E6]+[.H6]+[.K6]+[.N6])/5" office:value-type="float" office:value="0.97626" calcext:value-type="float">
            <text:p>0,97626</text:p>
          </table:table-cell>
          <table:table-cell table:style-name="ce3" table:formula="of:=([.C6]+[.F6]+[.I6]+[.L6]+[.O6])/5" office:value-type="float" office:value="0.87774" calcext:value-type="float">
            <text:p>0,87774</text:p>
          </table:table-cell>
          <table:table-cell table:style-name="ce3" table:formula="of:=([.D6]+[.G6]+[.J6]+[.M6]+[.P6])/5" office:value-type="float" office:value="0.596759997606277" calcext:value-type="float">
            <text:p>0,596759997606277</text:p>
          </table:table-cell>
        </table:table-row>
        <table:table-row table:style-name="ro1">
          <table:table-cell office:value-type="string" calcext:value-type="string">
            <text:p>WSGAF_wt_s_small</text:p>
          </table:table-cell>
          <table:table-cell table:style-name="ce1" office:value-type="float" office:value="0.9217" calcext:value-type="float">
            <text:p>'0.92</text:p>
          </table:table-cell>
          <table:table-cell table:style-name="ce1" office:value-type="float" office:value="0.7556" calcext:value-type="float">
            <text:p>'0.76</text:p>
          </table:table-cell>
          <table:table-cell table:style-name="ce1" office:value-type="float" office:value="0.446800003945828" calcext:value-type="float">
            <text:p>'0.45</text:p>
          </table:table-cell>
          <table:table-cell table:style-name="ce1" office:value-type="float" office:value="0.9182" calcext:value-type="float">
            <text:p>'0.92</text:p>
          </table:table-cell>
          <table:table-cell table:style-name="ce1" office:value-type="float" office:value="0.7587" calcext:value-type="float">
            <text:p>'0.76</text:p>
          </table:table-cell>
          <table:table-cell table:style-name="ce1" office:value-type="float" office:value="0.444099999964237" calcext:value-type="float">
            <text:p>'0.44</text:p>
          </table:table-cell>
          <table:table-cell table:style-name="ce1" office:value-type="float" office:value="0.921" calcext:value-type="float">
            <text:p>'0.92</text:p>
          </table:table-cell>
          <table:table-cell table:style-name="ce1" office:value-type="float" office:value="0.7617" calcext:value-type="float">
            <text:p>'0.76</text:p>
          </table:table-cell>
          <table:table-cell table:style-name="ce1" office:value-type="float" office:value="0.442699998617172" calcext:value-type="float">
            <text:p>'0.44</text:p>
          </table:table-cell>
          <table:table-cell table:style-name="ce1" office:value-type="float" office:value="0.9205" calcext:value-type="float">
            <text:p>'0.92</text:p>
          </table:table-cell>
          <table:table-cell table:style-name="ce1" office:value-type="float" office:value="0.7594" calcext:value-type="float">
            <text:p>'0.76</text:p>
          </table:table-cell>
          <table:table-cell table:style-name="ce1" office:value-type="float" office:value="0.438799996674061" calcext:value-type="float">
            <text:p>'0.44</text:p>
          </table:table-cell>
          <table:table-cell table:style-name="ce1" office:value-type="float" office:value="0.9175" calcext:value-type="float">
            <text:p>'0.92</text:p>
          </table:table-cell>
          <table:table-cell table:style-name="ce1" office:value-type="float" office:value="0.7586" calcext:value-type="float">
            <text:p>'0.76</text:p>
          </table:table-cell>
          <table:table-cell table:style-name="ce1" office:value-type="float" office:value="0.438799998164177" calcext:value-type="float">
            <text:p>'0.44</text:p>
          </table:table-cell>
          <table:table-cell table:formula="of:=([.B7]+[.E7]+[.H7]+[.K7]+[.N7])/5" office:value-type="float" office:value="0.91978" calcext:value-type="float">
            <text:p>0,91978</text:p>
          </table:table-cell>
          <table:table-cell table:formula="of:=([.C7]+[.F7]+[.I7]+[.L7]+[.O7])/5" office:value-type="float" office:value="0.7588" calcext:value-type="float">
            <text:p>0,7588</text:p>
          </table:table-cell>
          <table:table-cell table:formula="of:=([.D7]+[.G7]+[.J7]+[.M7]+[.P7])/5" office:value-type="float" office:value="0.442239999473095" calcext:value-type="float">
            <text:p>0,442239999473095</text:p>
          </table:table-cell>
        </table:table-row>
        <table:table-row table:style-name="ro1">
          <table:table-cell office:value-type="string" calcext:value-type="string">
            <text:p>WSGAF_wt_a_small</text:p>
          </table:table-cell>
          <table:table-cell table:style-name="ce1" office:value-type="float" office:value="0.9698" calcext:value-type="float">
            <text:p>'0.97</text:p>
          </table:table-cell>
          <table:table-cell table:style-name="ce1" office:value-type="float" office:value="0.8623" calcext:value-type="float">
            <text:p>'0.86</text:p>
          </table:table-cell>
          <table:table-cell table:style-name="ce1" office:value-type="float" office:value="0.577199998497963" calcext:value-type="float">
            <text:p>'0.58</text:p>
          </table:table-cell>
          <table:table-cell table:style-name="ce1" office:value-type="float" office:value="0.9724" calcext:value-type="float">
            <text:p>'0.97</text:p>
          </table:table-cell>
          <table:table-cell table:style-name="ce1" office:value-type="float" office:value="0.8527" calcext:value-type="float">
            <text:p>'0.85</text:p>
          </table:table-cell>
          <table:table-cell table:style-name="ce1" office:value-type="float" office:value="0.558900001645088" calcext:value-type="float">
            <text:p>'0.56</text:p>
          </table:table-cell>
          <table:table-cell table:style-name="ce1" office:value-type="float" office:value="0.9712" calcext:value-type="float">
            <text:p>'0.97</text:p>
          </table:table-cell>
          <table:table-cell table:style-name="ce1" office:value-type="float" office:value="0.8575" calcext:value-type="float">
            <text:p>'0.86</text:p>
          </table:table-cell>
          <table:table-cell table:style-name="ce1" office:value-type="float" office:value="0.571999996900559" calcext:value-type="float">
            <text:p>'0.57</text:p>
          </table:table-cell>
          <table:table-cell table:style-name="ce1" office:value-type="float" office:value="0.9705" calcext:value-type="float">
            <text:p>'0.97</text:p>
          </table:table-cell>
          <table:table-cell table:style-name="ce1" office:value-type="float" office:value="0.862" calcext:value-type="float">
            <text:p>'0.86</text:p>
          </table:table-cell>
          <table:table-cell table:style-name="ce1" office:value-type="float" office:value="0.569800001382828" calcext:value-type="float">
            <text:p>'0.57</text:p>
          </table:table-cell>
          <table:table-cell table:style-name="ce1" office:value-type="float" office:value="0.9691" calcext:value-type="float">
            <text:p>'0.97</text:p>
          </table:table-cell>
          <table:table-cell table:style-name="ce1" office:value-type="float" office:value="0.8585" calcext:value-type="float">
            <text:p>'0.86</text:p>
          </table:table-cell>
          <table:table-cell table:style-name="ce1" office:value-type="float" office:value="0.563600000739098" calcext:value-type="float">
            <text:p>'0.56</text:p>
          </table:table-cell>
          <table:table-cell table:formula="of:=([.B8]+[.E8]+[.H8]+[.K8]+[.N8])/5" office:value-type="float" office:value="0.9706" calcext:value-type="float">
            <text:p>0,9706</text:p>
          </table:table-cell>
          <table:table-cell table:formula="of:=([.C8]+[.F8]+[.I8]+[.L8]+[.O8])/5" office:value-type="float" office:value="0.8586" calcext:value-type="float">
            <text:p>0,8586</text:p>
          </table:table-cell>
          <table:table-cell table:formula="of:=([.D8]+[.G8]+[.J8]+[.M8]+[.P8])/5" office:value-type="float" office:value="0.568299999833107" calcext:value-type="float">
            <text:p>0,568299999833107</text:p>
          </table:table-cell>
        </table:table-row>
        <table:table-row table:style-name="ro1">
          <table:table-cell office:value-type="string" calcext:value-type="string">
            <text:p>WSGAF_wt_r_large</text:p>
          </table:table-cell>
          <table:table-cell table:style-name="ce1" office:value-type="float" office:value="0.9737" calcext:value-type="float">
            <text:p>'0.97</text:p>
          </table:table-cell>
          <table:table-cell table:style-name="ce1" office:value-type="float" office:value="0.1" calcext:value-type="float">
            <text:p>'0.10</text:p>
          </table:table-cell>
          <table:table-cell table:style-name="ce1" office:value-type="float" office:value="0.513300004601479" calcext:value-type="float">
            <text:p>'0.51</text:p>
          </table:table-cell>
          <table:table-cell table:style-name="ce1" office:value-type="float" office:value="0.9773" calcext:value-type="float">
            <text:p>'0.98</text:p>
          </table:table-cell>
          <table:table-cell table:style-name="ce1" office:value-type="float" office:value="0.1" calcext:value-type="float">
            <text:p>'0.10</text:p>
          </table:table-cell>
          <table:table-cell table:style-name="ce1" office:value-type="float" office:value="0.509399998188019" calcext:value-type="float">
            <text:p>'0.51</text:p>
          </table:table-cell>
          <table:table-cell table:style-name="ce1" office:value-type="float" office:value="0.9779" calcext:value-type="float">
            <text:p>'0.98</text:p>
          </table:table-cell>
          <table:table-cell table:style-name="ce1" office:value-type="float" office:value="0.8708" calcext:value-type="float">
            <text:p>'0.87</text:p>
          </table:table-cell>
          <table:table-cell table:style-name="ce1" office:value-type="float" office:value="0.524800005555153" calcext:value-type="float">
            <text:p>'0.52</text:p>
          </table:table-cell>
          <table:table-cell table:style-name="ce1" office:value-type="float" office:value="0.098" calcext:value-type="float">
            <text:p>'0.10</text:p>
          </table:table-cell>
          <table:table-cell table:style-name="ce1" office:value-type="float" office:value="0.1" calcext:value-type="float">
            <text:p>'0.10</text:p>
          </table:table-cell>
          <table:table-cell table:style-name="ce1" office:value-type="float" office:value="0.530999997258186" calcext:value-type="float">
            <text:p>'0.53</text:p>
          </table:table-cell>
          <table:table-cell table:style-name="ce1" office:value-type="float" office:value="0.9758" calcext:value-type="float">
            <text:p>'0.98</text:p>
          </table:table-cell>
          <table:table-cell table:style-name="ce1" office:value-type="float" office:value="0.1" calcext:value-type="float">
            <text:p>'0.10</text:p>
          </table:table-cell>
          <table:table-cell table:style-name="ce1" office:value-type="float" office:value="0.536800000071526" calcext:value-type="float">
            <text:p>'0.54</text:p>
          </table:table-cell>
          <table:table-cell table:formula="of:=([.B9]+[.E9]+[.H9]+[.K9]+[.N9])/5" office:value-type="float" office:value="0.80054" calcext:value-type="float">
            <text:p>0,80054</text:p>
          </table:table-cell>
          <table:table-cell table:formula="of:=([.C9]+[.F9]+[.I9]+[.L9]+[.O9])/5" office:value-type="float" office:value="0.25416" calcext:value-type="float">
            <text:p>0,25416</text:p>
          </table:table-cell>
          <table:table-cell table:formula="of:=([.D9]+[.G9]+[.J9]+[.M9]+[.P9])/5" office:value-type="float" office:value="0.523060001134873" calcext:value-type="float">
            <text:p>0,523060001134873</text:p>
          </table:table-cell>
        </table:table-row>
        <table:table-row table:style-name="ro1">
          <table:table-cell office:value-type="string" calcext:value-type="string">
            <text:p>WSGAF_wt_t_large</text:p>
          </table:table-cell>
          <table:table-cell table:style-name="ce1" office:value-type="float" office:value="0.9739" calcext:value-type="float">
            <text:p>'0.97</text:p>
          </table:table-cell>
          <table:table-cell table:style-name="ce1" office:value-type="float" office:value="0.8639" calcext:value-type="float">
            <text:p>'0.86</text:p>
          </table:table-cell>
          <table:table-cell table:style-name="ce1" office:value-type="float" office:value="0.566199997067452" calcext:value-type="float">
            <text:p>'0.57</text:p>
          </table:table-cell>
          <table:table-cell table:style-name="ce1" office:value-type="float" office:value="0.973" calcext:value-type="float">
            <text:p>'0.97</text:p>
          </table:table-cell>
          <table:table-cell table:style-name="ce1" office:value-type="float" office:value="0.8672" calcext:value-type="float">
            <text:p>'0.87</text:p>
          </table:table-cell>
          <table:table-cell table:style-name="ce1" office:value-type="float" office:value="0.564000004529953" calcext:value-type="float">
            <text:p>'0.56</text:p>
          </table:table-cell>
          <table:table-cell table:style-name="ce1" office:value-type="float" office:value="0.9705" calcext:value-type="float">
            <text:p>'0.97</text:p>
          </table:table-cell>
          <table:table-cell table:style-name="ce1" office:value-type="float" office:value="0.8656" calcext:value-type="float">
            <text:p>'0.87</text:p>
          </table:table-cell>
          <table:table-cell table:style-name="ce1" office:value-type="float" office:value="0.559300002455711" calcext:value-type="float">
            <text:p>'0.56</text:p>
          </table:table-cell>
          <table:table-cell table:style-name="ce1" office:value-type="float" office:value="0.9703" calcext:value-type="float">
            <text:p>'0.97</text:p>
          </table:table-cell>
          <table:table-cell table:style-name="ce1" office:value-type="float" office:value="0.8722" calcext:value-type="float">
            <text:p>'0.87</text:p>
          </table:table-cell>
          <table:table-cell table:style-name="ce1" office:value-type="float" office:value="0.591000002622604" calcext:value-type="float">
            <text:p>'0.59</text:p>
          </table:table-cell>
          <table:table-cell table:style-name="ce1" office:value-type="float" office:value="0.973" calcext:value-type="float">
            <text:p>'0.97</text:p>
          </table:table-cell>
          <table:table-cell table:style-name="ce1" office:value-type="float" office:value="0.8678" calcext:value-type="float">
            <text:p>'0.87</text:p>
          </table:table-cell>
          <table:table-cell table:style-name="ce1" office:value-type="float" office:value="0.563400000333786" calcext:value-type="float">
            <text:p>'0.56</text:p>
          </table:table-cell>
          <table:table-cell table:formula="of:=([.B10]+[.E10]+[.H10]+[.K10]+[.N10])/5" office:value-type="float" office:value="0.97214" calcext:value-type="float">
            <text:p>0,97214</text:p>
          </table:table-cell>
          <table:table-cell table:formula="of:=([.C10]+[.F10]+[.I10]+[.L10]+[.O10])/5" office:value-type="float" office:value="0.86734" calcext:value-type="float">
            <text:p>0,86734</text:p>
          </table:table-cell>
          <table:table-cell table:formula="of:=([.D10]+[.G10]+[.J10]+[.M10]+[.P10])/5" office:value-type="float" office:value="0.568780001401901" calcext:value-type="float">
            <text:p>0,568780001401901</text:p>
          </table:table-cell>
        </table:table-row>
        <table:table-row table:style-name="ro1">
          <table:table-cell office:value-type="string" calcext:value-type="string">
            <text:p>WSGAF_wt_s_large</text:p>
          </table:table-cell>
          <table:table-cell table:style-name="ce1" office:value-type="float" office:value="0.9616" calcext:value-type="float">
            <text:p>'0.96</text:p>
          </table:table-cell>
          <table:table-cell table:style-name="ce1" office:value-type="float" office:value="0.8231" calcext:value-type="float">
            <text:p>'0.82</text:p>
          </table:table-cell>
          <table:table-cell table:style-name="ce1" office:value-type="float" office:value="0.519299994409084" calcext:value-type="float">
            <text:p>'0.52</text:p>
          </table:table-cell>
          <table:table-cell table:style-name="ce1" office:value-type="float" office:value="0.9445" calcext:value-type="float">
            <text:p>'0.94</text:p>
          </table:table-cell>
          <table:table-cell table:style-name="ce1" office:value-type="float" office:value="0.834" calcext:value-type="float">
            <text:p>'0.83</text:p>
          </table:table-cell>
          <table:table-cell table:style-name="ce1" office:value-type="float" office:value="0.517099997401237" calcext:value-type="float">
            <text:p>'0.52</text:p>
          </table:table-cell>
          <table:table-cell table:style-name="ce1" office:value-type="float" office:value="0.951" calcext:value-type="float">
            <text:p>'0.95</text:p>
          </table:table-cell>
          <table:table-cell table:style-name="ce1" office:value-type="float" office:value="0.8335" calcext:value-type="float">
            <text:p>'0.83</text:p>
          </table:table-cell>
          <table:table-cell table:style-name="ce1" office:value-type="float" office:value="0.515299999713898" calcext:value-type="float">
            <text:p>'0.52</text:p>
          </table:table-cell>
          <table:table-cell table:style-name="ce1" office:value-type="float" office:value="0.9494" calcext:value-type="float">
            <text:p>'0.95</text:p>
          </table:table-cell>
          <table:table-cell table:style-name="ce1" office:value-type="float" office:value="0.8206" calcext:value-type="float">
            <text:p>'0.82</text:p>
          </table:table-cell>
          <table:table-cell table:style-name="ce1" office:value-type="float" office:value="0.525199997425079" calcext:value-type="float">
            <text:p>'0.53</text:p>
          </table:table-cell>
          <table:table-cell table:style-name="ce1" office:value-type="float" office:value="0.9527" calcext:value-type="float">
            <text:p>'0.95</text:p>
          </table:table-cell>
          <table:table-cell table:style-name="ce1" office:value-type="float" office:value="0.8335" calcext:value-type="float">
            <text:p>'0.83</text:p>
          </table:table-cell>
          <table:table-cell table:style-name="ce1" office:value-type="float" office:value="0.516199998557568" calcext:value-type="float">
            <text:p>'0.52</text:p>
          </table:table-cell>
          <table:table-cell table:formula="of:=([.B11]+[.E11]+[.H11]+[.K11]+[.N11])/5" office:value-type="float" office:value="0.95184" calcext:value-type="float">
            <text:p>0,95184</text:p>
          </table:table-cell>
          <table:table-cell table:formula="of:=([.C11]+[.F11]+[.I11]+[.L11]+[.O11])/5" office:value-type="float" office:value="0.82894" calcext:value-type="float">
            <text:p>0,82894</text:p>
          </table:table-cell>
          <table:table-cell table:formula="of:=([.D11]+[.G11]+[.J11]+[.M11]+[.P11])/5" office:value-type="float" office:value="0.518619997501373" calcext:value-type="float">
            <text:p>0,518619997501373</text:p>
          </table:table-cell>
        </table:table-row>
        <table:table-row table:style-name="ro1">
          <table:table-cell office:value-type="string" calcext:value-type="string">
            <text:p>WSGAF_wt_a_large</text:p>
          </table:table-cell>
          <table:table-cell table:style-name="ce1" office:value-type="float" office:value="0.9653" calcext:value-type="float">
            <text:p>'0.97</text:p>
          </table:table-cell>
          <table:table-cell table:style-name="ce1" office:value-type="float" office:value="0.8608" calcext:value-type="float">
            <text:p>'0.86</text:p>
          </table:table-cell>
          <table:table-cell table:style-name="ce1" office:value-type="float" office:value="0.558499997854233" calcext:value-type="float">
            <text:p>'0.56</text:p>
          </table:table-cell>
          <table:table-cell table:style-name="ce1" office:value-type="float" office:value="0.9704" calcext:value-type="float">
            <text:p>'0.97</text:p>
          </table:table-cell>
          <table:table-cell table:style-name="ce1" office:value-type="float" office:value="0.8591" calcext:value-type="float">
            <text:p>'0.86</text:p>
          </table:table-cell>
          <table:table-cell table:style-name="ce1" office:value-type="float" office:value="0.543400001525879" calcext:value-type="float">
            <text:p>'0.54</text:p>
          </table:table-cell>
          <table:table-cell table:style-name="ce1" office:value-type="float" office:value="0.9666" calcext:value-type="float">
            <text:p>'0.97</text:p>
          </table:table-cell>
          <table:table-cell table:style-name="ce1" office:value-type="float" office:value="0.8608" calcext:value-type="float">
            <text:p>'0.86</text:p>
          </table:table-cell>
          <table:table-cell table:style-name="ce1" office:value-type="float" office:value="0.534900006651878" calcext:value-type="float">
            <text:p>'0.53</text:p>
          </table:table-cell>
          <table:table-cell table:style-name="ce1" office:value-type="float" office:value="0.9705" calcext:value-type="float">
            <text:p>'0.97</text:p>
          </table:table-cell>
          <table:table-cell table:style-name="ce1" office:value-type="float" office:value="0.8573" calcext:value-type="float">
            <text:p>'0.86</text:p>
          </table:table-cell>
          <table:table-cell table:style-name="ce1" office:value-type="float" office:value="0.569499999284744" calcext:value-type="float">
            <text:p>'0.57</text:p>
          </table:table-cell>
          <table:table-cell table:style-name="ce1" office:value-type="float" office:value="0.9674" calcext:value-type="float">
            <text:p>'0.97</text:p>
          </table:table-cell>
          <table:table-cell table:style-name="ce1" office:value-type="float" office:value="0.8574" calcext:value-type="float">
            <text:p>'0.86</text:p>
          </table:table-cell>
          <table:table-cell table:style-name="ce1" office:value-type="float" office:value="0.553299996256828" calcext:value-type="float">
            <text:p>'0.55</text:p>
          </table:table-cell>
          <table:table-cell table:formula="of:=([.B12]+[.E12]+[.H12]+[.K12]+[.N12])/5" office:value-type="float" office:value="0.96804" calcext:value-type="float">
            <text:p>0,96804</text:p>
          </table:table-cell>
          <table:table-cell table:formula="of:=([.C12]+[.F12]+[.I12]+[.L12]+[.O12])/5" office:value-type="float" office:value="0.85908" calcext:value-type="float">
            <text:p>0,85908</text:p>
          </table:table-cell>
          <table:table-cell table:formula="of:=([.D12]+[.G12]+[.J12]+[.M12]+[.P12])/5" office:value-type="float" office:value="0.551920000314712" calcext:value-type="float">
            <text:p>0,551920000314712</text:p>
          </table:table-cell>
        </table:table-row>
        <table:table-row table:style-name="ro1">
          <table:table-cell/>
          <table:table-cell table:style-name="ce1" table:number-columns-repeated="15"/>
          <table:table-cell table:number-columns-repeated="3"/>
        </table:table-row>
        <table:table-row table:style-name="ro1">
          <table:table-cell office:value-type="string" calcext:value-type="string" table:number-columns-spanned="19" table:number-rows-spanned="1">
            <text:p>Separate weights for each neuron, activation functions multiplied by sigmoid(weights)</text:p>
          </table:table-cell>
          <table:covered-table-cell table:number-columns-repeated="18"/>
        </table:table-row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874" calcext:value-type="float">
            <text:p>0,874</text:p>
          </table:table-cell>
          <table:table-cell office:value-type="float" office:value="0.589199995994568" calcext:value-type="float">
            <text:p>0,589199995994568</text:p>
          </table:table-cell>
          <table:table-cell office:value-type="float" office:value="0.9796" calcext:value-type="float">
            <text:p>0,9796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575299999117851" calcext:value-type="float">
            <text:p>0,575299999117851</text:p>
          </table:table-cell>
          <table:table-cell office:value-type="float" office:value="0.9814" calcext:value-type="float">
            <text:p>0,9814</text:p>
          </table:table-cell>
          <table:table-cell office:value-type="float" office:value="0.8738" calcext:value-type="float">
            <text:p>0,8738</text:p>
          </table:table-cell>
          <table:table-cell office:value-type="float" office:value="0.577200001478195" calcext:value-type="float">
            <text:p>0,577200001478195</text:p>
          </table:table-cell>
          <table:table-cell office:value-type="float" office:value="0.9801" calcext:value-type="float">
            <text:p>0,9801</text:p>
          </table:table-cell>
          <table:table-cell office:value-type="float" office:value="0.8738" calcext:value-type="float">
            <text:p>0,8738</text:p>
          </table:table-cell>
          <table:table-cell office:value-type="float" office:value="0.568300005793571" calcext:value-type="float">
            <text:p>0,568300005793571</text:p>
          </table:table-cell>
          <table:table-cell office:value-type="float" office:value="0.9803" calcext:value-type="float">
            <text:p>0,9803</text:p>
          </table:table-cell>
          <table:table-cell office:value-type="float" office:value="0.8755" calcext:value-type="float">
            <text:p>0,8755</text:p>
          </table:table-cell>
          <table:table-cell office:value-type="float" office:value="0.592600002884865" calcext:value-type="float">
            <text:p>0,592600002884865</text:p>
          </table:table-cell>
          <table:table-cell table:style-name="ce2" table:formula="of:=([.B17]+[.E17]+[.H17]+[.K17]+[.N17])/5" office:value-type="float" office:value="0.9797" calcext:value-type="float">
            <text:p>0,9797</text:p>
          </table:table-cell>
          <table:table-cell table:formula="of:=([.C17]+[.F17]+[.I17]+[.L17]+[.O17])/5" office:value-type="float" office:value="0.8734" calcext:value-type="float">
            <text:p>0,8734</text:p>
          </table:table-cell>
          <table:table-cell table:formula="of:=([.D17]+[.G17]+[.J17]+[.M17]+[.P17])/5" office:value-type="float" office:value="0.58052000105381" calcext:value-type="float">
            <text:p>0,58052000105381</text:p>
          </table:table-cell>
        </table:table-row>
        <table:table-row table:style-name="ro1">
          <table:table-cell office:value-type="string" calcext:value-type="string">
            <text:p>WSGAF_wt2_r_small</text:p>
          </table:table-cell>
          <table:table-cell office:value-type="float" office:value="0.9802" calcext:value-type="float">
            <text:p>0,9802</text:p>
          </table:table-cell>
          <table:table-cell office:value-type="float" office:value="0.8677" calcext:value-type="float">
            <text:p>0,8677</text:p>
          </table:table-cell>
          <table:table-cell office:value-type="float" office:value="0.546300001442432" calcext:value-type="float">
            <text:p>0,546300001442432</text:p>
          </table:table-cell>
          <table:table-cell office:value-type="float" office:value="0.9801" calcext:value-type="float">
            <text:p>0,9801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556800004839897" calcext:value-type="float">
            <text:p>0,556800004839897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8731" calcext:value-type="float">
            <text:p>0,8731</text:p>
          </table:table-cell>
          <table:table-cell office:value-type="float" office:value="0.563000002503395" calcext:value-type="float">
            <text:p>0,563000002503395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8676" calcext:value-type="float">
            <text:p>0,8676</text:p>
          </table:table-cell>
          <table:table-cell office:value-type="float" office:value="0.552400001883507" calcext:value-type="float">
            <text:p>0,552400001883507</text:p>
          </table:table-cell>
          <table:table-cell office:value-type="float" office:value="0.9783" calcext:value-type="float">
            <text:p>0,9783</text:p>
          </table:table-cell>
          <table:table-cell office:value-type="float" office:value="0.8729" calcext:value-type="float">
            <text:p>0,8729</text:p>
          </table:table-cell>
          <table:table-cell office:value-type="float" office:value="0.557599997520447" calcext:value-type="float">
            <text:p>0,557599997520447</text:p>
          </table:table-cell>
          <table:table-cell table:formula="of:=([.B18]+[.E18]+[.H18]+[.K18]+[.N18])/5" office:value-type="float" office:value="0.9789" calcext:value-type="float">
            <text:p>0,9789</text:p>
          </table:table-cell>
          <table:table-cell table:formula="of:=([.C18]+[.F18]+[.I18]+[.L18]+[.O18])/5" office:value-type="float" office:value="0.8693" calcext:value-type="float">
            <text:p>0,8693</text:p>
          </table:table-cell>
          <table:table-cell table:formula="of:=([.D18]+[.G18]+[.J18]+[.M18]+[.P18])/5" office:value-type="float" office:value="0.555220001637936" calcext:value-type="float">
            <text:p>0,555220001637936</text:p>
          </table:table-cell>
        </table:table-row>
        <table:table-row table:style-name="ro1">
          <table:table-cell office:value-type="string" calcext:value-type="string">
            <text:p>WSGAF_wt2_t_small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767" calcext:value-type="float">
            <text:p>0,8767</text:p>
          </table:table-cell>
          <table:table-cell office:value-type="float" office:value="0.597300001978874" calcext:value-type="float">
            <text:p>0,597300001978874</text:p>
          </table:table-cell>
          <table:table-cell office:value-type="float" office:value="0.9782" calcext:value-type="float">
            <text:p>0,9782</text:p>
          </table:table-cell>
          <table:table-cell office:value-type="float" office:value="0.876" calcext:value-type="float">
            <text:p>0,876</text:p>
          </table:table-cell>
          <table:table-cell office:value-type="float" office:value="0.598699992895126" calcext:value-type="float">
            <text:p>0,598699992895126</text:p>
          </table:table-cell>
          <table:table-cell office:value-type="float" office:value="0.9749" calcext:value-type="float">
            <text:p>0,9749</text:p>
          </table:table-cell>
          <table:table-cell office:value-type="float" office:value="0.87" calcext:value-type="float">
            <text:p>0,87</text:p>
          </table:table-cell>
          <table:table-cell office:value-type="float" office:value="0.586900001764297" calcext:value-type="float">
            <text:p>0,586900001764297</text:p>
          </table:table-cell>
          <table:table-cell office:value-type="float" office:value="0.974" calcext:value-type="float">
            <text:p>0,974</text:p>
          </table:table-cell>
          <table:table-cell office:value-type="float" office:value="0.8734" calcext:value-type="float">
            <text:p>0,8734</text:p>
          </table:table-cell>
          <table:table-cell office:value-type="float" office:value="0.587299993634224" calcext:value-type="float">
            <text:p>0,587299993634224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583899992704392" calcext:value-type="float">
            <text:p>0,583899992704392</text:p>
          </table:table-cell>
          <table:table-cell table:formula="of:=([.B19]+[.E19]+[.H19]+[.K19]+[.N19])/5" office:value-type="float" office:value="0.97566" calcext:value-type="float">
            <text:p>0,97566</text:p>
          </table:table-cell>
          <table:table-cell table:style-name="ce2" table:formula="of:=([.C19]+[.F19]+[.I19]+[.L19]+[.O19])/5" office:value-type="float" office:value="0.87506" calcext:value-type="float">
            <text:p>0,87506</text:p>
          </table:table-cell>
          <table:table-cell table:style-name="ce2" table:formula="of:=([.D19]+[.G19]+[.J19]+[.M19]+[.P19])/5" office:value-type="float" office:value="0.590819996595383" calcext:value-type="float">
            <text:p>0,590819996595383</text:p>
          </table:table-cell>
        </table:table-row>
        <table:table-row table:style-name="ro1">
          <table:table-cell office:value-type="string" calcext:value-type="string">
            <text:p>WSGAF_wt2_s_small</text:p>
          </table:table-cell>
          <table:table-cell office:value-type="float" office:value="0.9353" calcext:value-type="float">
            <text:p>0,9353</text:p>
          </table:table-cell>
          <table:table-cell office:value-type="float" office:value="0.7937" calcext:value-type="float">
            <text:p>0,7937</text:p>
          </table:table-cell>
          <table:table-cell office:value-type="float" office:value="0.469999998807907" calcext:value-type="float">
            <text:p>0,469999998807907</text:p>
          </table:table-cell>
          <table:table-cell office:value-type="float" office:value="0.9324" calcext:value-type="float">
            <text:p>0,9324</text:p>
          </table:table-cell>
          <table:table-cell office:value-type="float" office:value="0.7809" calcext:value-type="float">
            <text:p>0,7809</text:p>
          </table:table-cell>
          <table:table-cell office:value-type="float" office:value="0.474299998581409" calcext:value-type="float">
            <text:p>0,474299998581409</text:p>
          </table:table-cell>
          <table:table-cell office:value-type="float" office:value="0.9288" calcext:value-type="float">
            <text:p>0,9288</text:p>
          </table:table-cell>
          <table:table-cell office:value-type="float" office:value="0.7884" calcext:value-type="float">
            <text:p>0,7884</text:p>
          </table:table-cell>
          <table:table-cell office:value-type="float" office:value="0.470699997246266" calcext:value-type="float">
            <text:p>0,470699997246266</text:p>
          </table:table-cell>
          <table:table-cell office:value-type="float" office:value="0.9288" calcext:value-type="float">
            <text:p>0,9288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472699996829033" calcext:value-type="float">
            <text:p>0,472699996829033</text:p>
          </table:table-cell>
          <table:table-cell office:value-type="float" office:value="0.93" calcext:value-type="float">
            <text:p>0,93</text:p>
          </table:table-cell>
          <table:table-cell office:value-type="float" office:value="0.7921" calcext:value-type="float">
            <text:p>0,7921</text:p>
          </table:table-cell>
          <table:table-cell office:value-type="float" office:value="0.470599995553493" calcext:value-type="float">
            <text:p>0,470599995553493</text:p>
          </table:table-cell>
          <table:table-cell table:formula="of:=([.B20]+[.E20]+[.H20]+[.K20]+[.N20])/5" office:value-type="float" office:value="0.93106" calcext:value-type="float">
            <text:p>0,93106</text:p>
          </table:table-cell>
          <table:table-cell table:formula="of:=([.C20]+[.F20]+[.I20]+[.L20]+[.O20])/5" office:value-type="float" office:value="0.78994" calcext:value-type="float">
            <text:p>0,78994</text:p>
          </table:table-cell>
          <table:table-cell table:formula="of:=([.D20]+[.G20]+[.J20]+[.M20]+[.P20])/5" office:value-type="float" office:value="0.471659997403622" calcext:value-type="float">
            <text:p>0,471659997403622</text:p>
          </table:table-cell>
        </table:table-row>
        <table:table-row table:style-name="ro1">
          <table:table-cell office:value-type="string" calcext:value-type="string">
            <text:p>WSGAF_wt2_a_small</text:p>
          </table:table-cell>
          <table:table-cell office:value-type="float" office:value="0.9726" calcext:value-type="float">
            <text:p>0,9726</text:p>
          </table:table-cell>
          <table:table-cell office:value-type="float" office:value="0.8647" calcext:value-type="float">
            <text:p>0,8647</text:p>
          </table:table-cell>
          <table:table-cell office:value-type="float" office:value="0.555800008773804" calcext:value-type="float">
            <text:p>0,555800008773804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557400000095367" calcext:value-type="float">
            <text:p>0,557400000095367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8612" calcext:value-type="float">
            <text:p>0,8612</text:p>
          </table:table-cell>
          <table:table-cell office:value-type="float" office:value="0.549899999797344" calcext:value-type="float">
            <text:p>0,549899999797344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8665" calcext:value-type="float">
            <text:p>0,8665</text:p>
          </table:table-cell>
          <table:table-cell office:value-type="float" office:value="0.56139999628067" calcext:value-type="float">
            <text:p>0,56139999628067</text:p>
          </table:table-cell>
          <table:table-cell office:value-type="float" office:value="0.9705" calcext:value-type="float">
            <text:p>0,9705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546700005233288" calcext:value-type="float">
            <text:p>0,546700005233288</text:p>
          </table:table-cell>
          <table:table-cell table:formula="of:=([.B21]+[.E21]+[.H21]+[.K21]+[.N21])/5" office:value-type="float" office:value="0.97298" calcext:value-type="float">
            <text:p>0,97298</text:p>
          </table:table-cell>
          <table:table-cell table:formula="of:=([.C21]+[.F21]+[.I21]+[.L21]+[.O21])/5" office:value-type="float" office:value="0.8652" calcext:value-type="float">
            <text:p>0,8652</text:p>
          </table:table-cell>
          <table:table-cell table:formula="of:=([.D21]+[.G21]+[.J21]+[.M21]+[.P21])/5" office:value-type="float" office:value="0.554240002036095" calcext:value-type="float">
            <text:p>0,554240002036095</text:p>
          </table:table-cell>
        </table:table-row>
        <table:table-row table:style-name="ro1">
          <table:table-cell office:value-type="string" calcext:value-type="string">
            <text:p>WSGAF_wt2_r_large</text:p>
          </table:table-cell>
          <table:table-cell office:value-type="float" office:value="0.975" calcext:value-type="float">
            <text:p>0,975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560300004482269" calcext:value-type="float">
            <text:p>0,560300004482269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67299997806549" calcext:value-type="float">
            <text:p>0,567299997806549</text:p>
          </table:table-cell>
          <table:table-cell office:value-type="float" office:value="0.977" calcext:value-type="float">
            <text:p>0,977</text:p>
          </table:table-cell>
          <table:table-cell office:value-type="float" office:value="0.8742" calcext:value-type="float">
            <text:p>0,8742</text:p>
          </table:table-cell>
          <table:table-cell office:value-type="float" office:value="0.55390000641346" calcext:value-type="float">
            <text:p>0,55390000641346</text:p>
          </table:table-cell>
          <table:table-cell office:value-type="float" office:value="0.9746" calcext:value-type="float">
            <text:p>0,9746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87200000882149" calcext:value-type="float">
            <text:p>0,587200000882149</text:p>
          </table:table-cell>
          <table:table-cell office:value-type="float" office:value="0.9794" calcext:value-type="float">
            <text:p>0,9794</text:p>
          </table:table-cell>
          <table:table-cell office:value-type="float" office:value="0.8638" calcext:value-type="float">
            <text:p>0,8638</text:p>
          </table:table-cell>
          <table:table-cell office:value-type="float" office:value="0.561199992895126" calcext:value-type="float">
            <text:p>0,561199992895126</text:p>
          </table:table-cell>
          <table:table-cell table:formula="of:=([.B22]+[.E22]+[.H22]+[.K22]+[.N22])/5" office:value-type="float" office:value="0.97664" calcext:value-type="float">
            <text:p>0,97664</text:p>
          </table:table-cell>
          <table:table-cell table:formula="of:=([.C22]+[.F22]+[.I22]+[.L22]+[.O22])/5" office:value-type="float" office:value="0.8691" calcext:value-type="float">
            <text:p>0,8691</text:p>
          </table:table-cell>
          <table:table-cell table:formula="of:=([.D22]+[.G22]+[.J22]+[.M22]+[.P22])/5" office:value-type="float" office:value="0.565980000495911" calcext:value-type="float">
            <text:p>0,565980000495911</text:p>
          </table:table-cell>
        </table:table-row>
        <table:table-row table:style-name="ro1">
          <table:table-cell office:value-type="string" calcext:value-type="string">
            <text:p>WSGAF_wt2_t_large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59079999923706" calcext:value-type="float">
            <text:p>0,59079999923706</text:p>
          </table:table-cell>
          <table:table-cell office:value-type="float" office:value="0.9779" calcext:value-type="float">
            <text:p>0,9779</text:p>
          </table:table-cell>
          <table:table-cell office:value-type="float" office:value="0.876" calcext:value-type="float">
            <text:p>0,876</text:p>
          </table:table-cell>
          <table:table-cell office:value-type="float" office:value="0.579299995303154" calcext:value-type="float">
            <text:p>0,579299995303154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874" calcext:value-type="float">
            <text:p>0,874</text:p>
          </table:table-cell>
          <table:table-cell office:value-type="float" office:value="0.590199998021126" calcext:value-type="float">
            <text:p>0,590199998021126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8706" calcext:value-type="float">
            <text:p>0,8706</text:p>
          </table:table-cell>
          <table:table-cell office:value-type="float" office:value="0.597200000286102" calcext:value-type="float">
            <text:p>0,597200000286102</text:p>
          </table:table-cell>
          <table:table-cell office:value-type="float" office:value="0.9779" calcext:value-type="float">
            <text:p>0,9779</text:p>
          </table:table-cell>
          <table:table-cell office:value-type="float" office:value="0.8697" calcext:value-type="float">
            <text:p>0,8697</text:p>
          </table:table-cell>
          <table:table-cell office:value-type="float" office:value="0.583899995684624" calcext:value-type="float">
            <text:p>0,583899995684624</text:p>
          </table:table-cell>
          <table:table-cell table:formula="of:=([.B23]+[.E23]+[.H23]+[.K23]+[.N23])/5" office:value-type="float" office:value="0.97626" calcext:value-type="float">
            <text:p>0,97626</text:p>
          </table:table-cell>
          <table:table-cell table:formula="of:=([.C23]+[.F23]+[.I23]+[.L23]+[.O23])/5" office:value-type="float" office:value="0.87334" calcext:value-type="float">
            <text:p>0,87334</text:p>
          </table:table-cell>
          <table:table-cell table:formula="of:=([.D23]+[.G23]+[.J23]+[.M23]+[.P23])/5" office:value-type="float" office:value="0.588279997706413" calcext:value-type="float">
            <text:p>0,588279997706413</text:p>
          </table:table-cell>
        </table:table-row>
        <table:table-row table:style-name="ro1">
          <table:table-cell office:value-type="string" calcext:value-type="string">
            <text:p>WSGAF_wt2_s_large</text:p>
          </table:table-cell>
          <table:table-cell office:value-type="float" office:value="0.939" calcext:value-type="float">
            <text:p>0,939</text:p>
          </table:table-cell>
          <table:table-cell office:value-type="float" office:value="0.8049" calcext:value-type="float">
            <text:p>0,8049</text:p>
          </table:table-cell>
          <table:table-cell office:value-type="float" office:value="0.485999998450279" calcext:value-type="float">
            <text:p>0,485999998450279</text:p>
          </table:table-cell>
          <table:table-cell office:value-type="float" office:value="0.9439" calcext:value-type="float">
            <text:p>0,9439</text:p>
          </table:table-cell>
          <table:table-cell office:value-type="float" office:value="0.8003" calcext:value-type="float">
            <text:p>0,8003</text:p>
          </table:table-cell>
          <table:table-cell office:value-type="float" office:value="0.50290000140667" calcext:value-type="float">
            <text:p>0,50290000140667</text:p>
          </table:table-cell>
          <table:table-cell office:value-type="float" office:value="0.9458" calcext:value-type="float">
            <text:p>0,9458</text:p>
          </table:table-cell>
          <table:table-cell office:value-type="float" office:value="0.7982" calcext:value-type="float">
            <text:p>0,7982</text:p>
          </table:table-cell>
          <table:table-cell office:value-type="float" office:value="0.500099997222424" calcext:value-type="float">
            <text:p>0,500099997222424</text:p>
          </table:table-cell>
          <table:table-cell office:value-type="float" office:value="0.9393" calcext:value-type="float">
            <text:p>0,9393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491000001132488" calcext:value-type="float">
            <text:p>0,491000001132488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495499996840954" calcext:value-type="float">
            <text:p>0,495499996840954</text:p>
          </table:table-cell>
          <table:table-cell table:formula="of:=([.B24]+[.E24]+[.H24]+[.K24]+[.N24])/5" office:value-type="float" office:value="0.94208" calcext:value-type="float">
            <text:p>0,94208</text:p>
          </table:table-cell>
          <table:table-cell table:formula="of:=([.C24]+[.F24]+[.I24]+[.L24]+[.O24])/5" office:value-type="float" office:value="0.80324" calcext:value-type="float">
            <text:p>0,80324</text:p>
          </table:table-cell>
          <table:table-cell table:formula="of:=([.D24]+[.G24]+[.J24]+[.M24]+[.P24])/5" office:value-type="float" office:value="0.495099999010563" calcext:value-type="float">
            <text:p>0,495099999010563</text:p>
          </table:table-cell>
        </table:table-row>
        <table:table-row table:style-name="ro1">
          <table:table-cell office:value-type="string" calcext:value-type="string">
            <text:p>WSGAF_wt2_a_large</text:p>
          </table:table-cell>
          <table:table-cell office:value-type="float" office:value="0.9733" calcext:value-type="float">
            <text:p>0,9733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546200004220009" calcext:value-type="float">
            <text:p>0,546200004220009</text:p>
          </table:table-cell>
          <table:table-cell office:value-type="float" office:value="0.973" calcext:value-type="float">
            <text:p>0,973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568699997663498" calcext:value-type="float">
            <text:p>0,568699997663498</text:p>
          </table:table-cell>
          <table:table-cell office:value-type="float" office:value="0.972" calcext:value-type="float">
            <text:p>0,972</text:p>
          </table:table-cell>
          <table:table-cell office:value-type="float" office:value="0.8585" calcext:value-type="float">
            <text:p>0,8585</text:p>
          </table:table-cell>
          <table:table-cell office:value-type="float" office:value="0.553700003027916" calcext:value-type="float">
            <text:p>0,553700003027916</text:p>
          </table:table-cell>
          <table:table-cell office:value-type="float" office:value="0.9687" calcext:value-type="float">
            <text:p>0,9687</text:p>
          </table:table-cell>
          <table:table-cell office:value-type="float" office:value="0.8637" calcext:value-type="float">
            <text:p>0,8637</text:p>
          </table:table-cell>
          <table:table-cell office:value-type="float" office:value="0.562800002098083" calcext:value-type="float">
            <text:p>0,562800002098083</text:p>
          </table:table-cell>
          <table:table-cell office:value-type="float" office:value="0.9732" calcext:value-type="float">
            <text:p>0,9732</text:p>
          </table:table-cell>
          <table:table-cell office:value-type="float" office:value="0.8668" calcext:value-type="float">
            <text:p>0,8668</text:p>
          </table:table-cell>
          <table:table-cell office:value-type="float" office:value="0.5371999964118" calcext:value-type="float">
            <text:p>0,5371999964118</text:p>
          </table:table-cell>
          <table:table-cell table:formula="of:=([.B25]+[.E25]+[.H25]+[.K25]+[.N25])/5" office:value-type="float" office:value="0.97204" calcext:value-type="float">
            <text:p>0,97204</text:p>
          </table:table-cell>
          <table:table-cell table:formula="of:=([.C25]+[.F25]+[.I25]+[.L25]+[.O25])/5" office:value-type="float" office:value="0.86388" calcext:value-type="float">
            <text:p>0,86388</text:p>
          </table:table-cell>
          <table:table-cell table:formula="of:=([.D25]+[.G25]+[.J25]+[.M25]+[.P25])/5" office:value-type="float" office:value="0.553720000684261" calcext:value-type="float">
            <text:p>0,55372000068426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 table:number-columns-spanned="19" table:number-rows-spanned="1">
            <text:p>Separate weights by layer, activation functions directly multiplied by weights</text:p>
          </table:table-cell>
          <table:covered-table-cell table:number-columns-repeated="18"/>
        </table:table-row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793" calcext:value-type="float">
            <text:p>0,9793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567999997735024" calcext:value-type="float">
            <text:p>0,567999997735024</text:p>
          </table:table-cell>
          <table:table-cell office:value-type="float" office:value="0.9797" calcext:value-type="float">
            <text:p>0,9797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581299993395805" calcext:value-type="float">
            <text:p>0,581299993395805</text:p>
          </table:table-cell>
          <table:table-cell office:value-type="float" office:value="0.9796" calcext:value-type="float">
            <text:p>0,9796</text:p>
          </table:table-cell>
          <table:table-cell office:value-type="float" office:value="0.8791" calcext:value-type="float">
            <text:p>0,8791</text:p>
          </table:table-cell>
          <table:table-cell office:value-type="float" office:value="0.587500002980232" calcext:value-type="float">
            <text:p>0,587500002980232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8781" calcext:value-type="float">
            <text:p>0,8781</text:p>
          </table:table-cell>
          <table:table-cell office:value-type="float" office:value="0.588700002431869" calcext:value-type="float">
            <text:p>0,588700002431869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878" calcext:value-type="float">
            <text:p>0,878</text:p>
          </table:table-cell>
          <table:table-cell office:value-type="float" office:value="0.570299994945526" calcext:value-type="float">
            <text:p>0,570299994945526</text:p>
          </table:table-cell>
          <table:table-cell table:style-name="ce2" table:formula="of:=([.B30]+[.E30]+[.H30]+[.K30]+[.N30])/5" office:value-type="float" office:value="0.97992" calcext:value-type="float">
            <text:p>0,97992</text:p>
          </table:table-cell>
          <table:table-cell table:formula="of:=([.C30]+[.F30]+[.I30]+[.L30]+[.O30])/5" office:value-type="float" office:value="0.87592" calcext:value-type="float">
            <text:p>0,87592</text:p>
          </table:table-cell>
          <table:table-cell table:formula="of:=([.D30]+[.G30]+[.J30]+[.M30]+[.P30])/5" office:value-type="float" office:value="0.579159998297691" calcext:value-type="float">
            <text:p>0,579159998297691</text:p>
          </table:table-cell>
        </table:table-row>
        <table:table-row table:style-name="ro1">
          <table:table-cell office:value-type="string" calcext:value-type="string">
            <text:p>WSGAF2_wt_r_small</text:p>
          </table:table-cell>
          <table:table-cell office:value-type="float" office:value="0.9811" calcext:value-type="float">
            <text:p>0,9811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547599998116493" calcext:value-type="float">
            <text:p>0,547599998116493</text:p>
          </table:table-cell>
          <table:table-cell office:value-type="float" office:value="0.9796" calcext:value-type="float">
            <text:p>0,9796</text:p>
          </table:table-cell>
          <table:table-cell office:value-type="float" office:value="0.874" calcext:value-type="float">
            <text:p>0,874</text:p>
          </table:table-cell>
          <table:table-cell office:value-type="float" office:value="0.568099996447563" calcext:value-type="float">
            <text:p>0,568099996447563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8773" calcext:value-type="float">
            <text:p>0,8773</text:p>
          </table:table-cell>
          <table:table-cell office:value-type="float" office:value="0.583300003409386" calcext:value-type="float">
            <text:p>0,583300003409386</text:p>
          </table:table-cell>
          <table:table-cell office:value-type="float" office:value="0.9777" calcext:value-type="float">
            <text:p>0,9777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58309999704361" calcext:value-type="float">
            <text:p>0,58309999704361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576199996471405" calcext:value-type="float">
            <text:p>0,576199996471405</text:p>
          </table:table-cell>
          <table:table-cell table:formula="of:=([.B31]+[.E31]+[.H31]+[.K31]+[.N31])/5" office:value-type="float" office:value="0.97938" calcext:value-type="float">
            <text:p>0,97938</text:p>
          </table:table-cell>
          <table:table-cell table:formula="of:=([.C31]+[.F31]+[.I31]+[.L31]+[.O31])/5" office:value-type="float" office:value="0.8745" calcext:value-type="float">
            <text:p>0,8745</text:p>
          </table:table-cell>
          <table:table-cell table:formula="of:=([.D31]+[.G31]+[.J31]+[.M31]+[.P31])/5" office:value-type="float" office:value="0.571659998297691" calcext:value-type="float">
            <text:p>0,571659998297691</text:p>
          </table:table-cell>
        </table:table-row>
        <table:table-row table:style-name="ro1">
          <table:table-cell office:value-type="string" calcext:value-type="string">
            <text:p>WSGAF2_wt_t_small</text:p>
          </table:table-cell>
          <table:table-cell office:value-type="float" office:value="0.9793" calcext:value-type="float">
            <text:p>0,9793</text:p>
          </table:table-cell>
          <table:table-cell office:value-type="float" office:value="0.8729" calcext:value-type="float">
            <text:p>0,8729</text:p>
          </table:table-cell>
          <table:table-cell office:value-type="float" office:value="0.597399997711182" calcext:value-type="float">
            <text:p>0,597399997711182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591099992394447" calcext:value-type="float">
            <text:p>0,591099992394447</text:p>
          </table:table-cell>
          <table:table-cell office:value-type="float" office:value="0.9762" calcext:value-type="float">
            <text:p>0,9762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593699994683266" calcext:value-type="float">
            <text:p>0,593699994683266</text:p>
          </table:table-cell>
          <table:table-cell office:value-type="float" office:value="0.9758" calcext:value-type="float">
            <text:p>0,9758</text:p>
          </table:table-cell>
          <table:table-cell office:value-type="float" office:value="0.8785" calcext:value-type="float">
            <text:p>0,8785</text:p>
          </table:table-cell>
          <table:table-cell office:value-type="float" office:value="0.582299995422363" calcext:value-type="float">
            <text:p>0,582299995422363</text:p>
          </table:table-cell>
          <table:table-cell office:value-type="float" office:value="0.9739" calcext:value-type="float">
            <text:p>0,9739</text:p>
          </table:table-cell>
          <table:table-cell office:value-type="float" office:value="0.8783" calcext:value-type="float">
            <text:p>0,8783</text:p>
          </table:table-cell>
          <table:table-cell office:value-type="float" office:value="0.596599999070168" calcext:value-type="float">
            <text:p>0,596599999070168</text:p>
          </table:table-cell>
          <table:table-cell table:formula="of:=([.B32]+[.E32]+[.H32]+[.K32]+[.N32])/5" office:value-type="float" office:value="0.97642" calcext:value-type="float">
            <text:p>0,97642</text:p>
          </table:table-cell>
          <table:table-cell table:style-name="ce2" table:formula="of:=([.C32]+[.F32]+[.I32]+[.L32]+[.O32])/5" office:value-type="float" office:value="0.87616" calcext:value-type="float">
            <text:p>0,87616</text:p>
          </table:table-cell>
          <table:table-cell table:formula="of:=([.D32]+[.G32]+[.J32]+[.M32]+[.P32])/5" office:value-type="float" office:value="0.592219995856285" calcext:value-type="float">
            <text:p>0,592219995856285</text:p>
          </table:table-cell>
        </table:table-row>
        <table:table-row table:style-name="ro1">
          <table:table-cell office:value-type="string" calcext:value-type="string">
            <text:p>WSGAF2_wt_s_small</text:p>
          </table:table-cell>
          <table:table-cell office:value-type="float" office:value="0.9256" calcext:value-type="float">
            <text:p>0,9256</text:p>
          </table:table-cell>
          <table:table-cell office:value-type="float" office:value="0.766" calcext:value-type="float">
            <text:p>0,766</text:p>
          </table:table-cell>
          <table:table-cell office:value-type="float" office:value="0.466800001263619" calcext:value-type="float">
            <text:p>0,466800001263619</text:p>
          </table:table-cell>
          <table:table-cell office:value-type="float" office:value="0.9296" calcext:value-type="float">
            <text:p>0,9296</text:p>
          </table:table-cell>
          <table:table-cell office:value-type="float" office:value="0.7618" calcext:value-type="float">
            <text:p>0,7618</text:p>
          </table:table-cell>
          <table:table-cell office:value-type="float" office:value="0.478999997675419" calcext:value-type="float">
            <text:p>0,478999997675419</text:p>
          </table:table-cell>
          <table:table-cell office:value-type="float" office:value="0.9291" calcext:value-type="float">
            <text:p>0,9291</text:p>
          </table:table-cell>
          <table:table-cell office:value-type="float" office:value="0.7588" calcext:value-type="float">
            <text:p>0,7588</text:p>
          </table:table-cell>
          <table:table-cell office:value-type="float" office:value="0.450199997425079" calcext:value-type="float">
            <text:p>0,450199997425079</text:p>
          </table:table-cell>
          <table:table-cell office:value-type="float" office:value="0.9256" calcext:value-type="float">
            <text:p>0,9256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435699997842312" calcext:value-type="float">
            <text:p>0,435699997842312</text:p>
          </table:table-cell>
          <table:table-cell office:value-type="float" office:value="0.9155" calcext:value-type="float">
            <text:p>0,9155</text:p>
          </table:table-cell>
          <table:table-cell office:value-type="float" office:value="0.7692" calcext:value-type="float">
            <text:p>0,7692</text:p>
          </table:table-cell>
          <table:table-cell office:value-type="float" office:value="0.45620000064373" calcext:value-type="float">
            <text:p>0,45620000064373</text:p>
          </table:table-cell>
          <table:table-cell table:formula="of:=([.B33]+[.E33]+[.H33]+[.K33]+[.N33])/5" office:value-type="float" office:value="0.92508" calcext:value-type="float">
            <text:p>0,92508</text:p>
          </table:table-cell>
          <table:table-cell table:formula="of:=([.C33]+[.F33]+[.I33]+[.L33]+[.O33])/5" office:value-type="float" office:value="0.7622" calcext:value-type="float">
            <text:p>0,7622</text:p>
          </table:table-cell>
          <table:table-cell table:formula="of:=([.D33]+[.G33]+[.J33]+[.M33]+[.P33])/5" office:value-type="float" office:value="0.457579998970032" calcext:value-type="float">
            <text:p>0,457579998970032</text:p>
          </table:table-cell>
        </table:table-row>
        <table:table-row table:style-name="ro1">
          <table:table-cell office:value-type="string" calcext:value-type="string">
            <text:p>WSGAF2_wt_a_small</text:p>
          </table:table-cell>
          <table:table-cell office:value-type="float" office:value="0.9712" calcext:value-type="float">
            <text:p>0,9712</text:p>
          </table:table-cell>
          <table:table-cell office:value-type="float" office:value="0.8658" calcext:value-type="float">
            <text:p>0,8658</text:p>
          </table:table-cell>
          <table:table-cell office:value-type="float" office:value="0.580100002884865" calcext:value-type="float">
            <text:p>0,580100002884865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8585" calcext:value-type="float">
            <text:p>0,8585</text:p>
          </table:table-cell>
          <table:table-cell office:value-type="float" office:value="0.568900004029274" calcext:value-type="float">
            <text:p>0,568900004029274</text:p>
          </table:table-cell>
          <table:table-cell office:value-type="float" office:value="0.9696" calcext:value-type="float">
            <text:p>0,9696</text:p>
          </table:table-cell>
          <table:table-cell office:value-type="float" office:value="0.863" calcext:value-type="float">
            <text:p>0,863</text:p>
          </table:table-cell>
          <table:table-cell office:value-type="float" office:value="0.58560000360012" calcext:value-type="float">
            <text:p>0,58560000360012</text:p>
          </table:table-cell>
          <table:table-cell office:value-type="float" office:value="0.9716" calcext:value-type="float">
            <text:p>0,9716</text:p>
          </table:table-cell>
          <table:table-cell office:value-type="float" office:value="0.8633" calcext:value-type="float">
            <text:p>0,8633</text:p>
          </table:table-cell>
          <table:table-cell office:value-type="float" office:value="0.571199998259544" calcext:value-type="float">
            <text:p>0,571199998259544</text:p>
          </table:table-cell>
          <table:table-cell office:value-type="float" office:value="0.9712" calcext:value-type="float">
            <text:p>0,9712</text:p>
          </table:table-cell>
          <table:table-cell office:value-type="float" office:value="0.8643" calcext:value-type="float">
            <text:p>0,8643</text:p>
          </table:table-cell>
          <table:table-cell office:value-type="float" office:value="0.577199992537498" calcext:value-type="float">
            <text:p>0,577199992537498</text:p>
          </table:table-cell>
          <table:table-cell table:formula="of:=([.B34]+[.E34]+[.H34]+[.K34]+[.N34])/5" office:value-type="float" office:value="0.97106" calcext:value-type="float">
            <text:p>0,97106</text:p>
          </table:table-cell>
          <table:table-cell table:formula="of:=([.C34]+[.F34]+[.I34]+[.L34]+[.O34])/5" office:value-type="float" office:value="0.86298" calcext:value-type="float">
            <text:p>0,86298</text:p>
          </table:table-cell>
          <table:table-cell table:formula="of:=([.D34]+[.G34]+[.J34]+[.M34]+[.P34])/5" office:value-type="float" office:value="0.57660000026226" calcext:value-type="float">
            <text:p>0,57660000026226</text:p>
          </table:table-cell>
        </table:table-row>
        <table:table-row table:style-name="ro1">
          <table:table-cell office:value-type="string" calcext:value-type="string">
            <text:p>WSGAF2_wt_r_large</text:p>
          </table:table-cell>
          <table:table-cell office:value-type="float" office:value="0.9694" calcext:value-type="float">
            <text:p>0,9694</text:p>
          </table:table-cell>
          <table:table-cell office:value-type="float" office:value="0.8733" calcext:value-type="float">
            <text:p>0,8733</text:p>
          </table:table-cell>
          <table:table-cell office:value-type="float" office:value="0.584100008010864" calcext:value-type="float">
            <text:p>0,584100008010864</text:p>
          </table:table-cell>
          <table:table-cell office:value-type="float" office:value="0.9839" calcext:value-type="float">
            <text:p>0,9839</text:p>
          </table:table-cell>
          <table:table-cell office:value-type="float" office:value="0.839" calcext:value-type="float">
            <text:p>0,839</text:p>
          </table:table-cell>
          <table:table-cell office:value-type="float" office:value="0.526199992001057" calcext:value-type="float">
            <text:p>0,526199992001057</text:p>
          </table:table-cell>
          <table:table-cell office:value-type="float" office:value="0.9739" calcext:value-type="float">
            <text:p>0,9739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9741" calcext:value-type="float">
            <text:p>0,9741</text:p>
          </table:table-cell>
          <table:table-cell office:value-type="float" office:value="0.1" calcext:value-type="float">
            <text:p>0,1</text:p>
          </table:table-cell>
          <table:table-cell office:value-type="float" office:value="0.603400000929832" calcext:value-type="float">
            <text:p>0,603400000929832</text:p>
          </table:table-cell>
          <table:table-cell office:value-type="float" office:value="0.098" calcext:value-type="float">
            <text:p>0,098</text:p>
          </table:table-cell>
          <table:table-cell office:value-type="float" office:value="0.8551" calcext:value-type="float">
            <text:p>0,8551</text:p>
          </table:table-cell>
          <table:table-cell office:value-type="float" office:value="0.579200005531311" calcext:value-type="float">
            <text:p>0,579200005531311</text:p>
          </table:table-cell>
          <table:table-cell table:formula="of:=([.B35]+[.E35]+[.H35]+[.K35]+[.N35])/5" office:value-type="float" office:value="0.79986" calcext:value-type="float">
            <text:p>0,79986</text:p>
          </table:table-cell>
          <table:table-cell table:formula="of:=([.C35]+[.F35]+[.I35]+[.L35]+[.O35])/5" office:value-type="float" office:value="0.55348" calcext:value-type="float">
            <text:p>0,55348</text:p>
          </table:table-cell>
          <table:table-cell table:formula="of:=([.D35]+[.G35]+[.J35]+[.M35]+[.P35])/5" office:value-type="float" office:value="0.478580001294613" calcext:value-type="float">
            <text:p>0,478580001294613</text:p>
          </table:table-cell>
        </table:table-row>
        <table:table-row table:style-name="ro1">
          <table:table-cell office:value-type="string" calcext:value-type="string">
            <text:p>WSGAF2_wt_t_large</text:p>
          </table:table-cell>
          <table:table-cell office:value-type="float" office:value="0.9727" calcext:value-type="float">
            <text:p>0,9727</text:p>
          </table:table-cell>
          <table:table-cell office:value-type="float" office:value="0.8729" calcext:value-type="float">
            <text:p>0,8729</text:p>
          </table:table-cell>
          <table:table-cell office:value-type="float" office:value="0.600999996066093" calcext:value-type="float">
            <text:p>0,600999996066093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158" calcext:value-type="float">
            <text:p>0,8158</text:p>
          </table:table-cell>
          <table:table-cell office:value-type="float" office:value="0.582300001382828" calcext:value-type="float">
            <text:p>0,582300001382828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874" calcext:value-type="float">
            <text:p>0,874</text:p>
          </table:table-cell>
          <table:table-cell office:value-type="float" office:value="0.62509999871254" calcext:value-type="float">
            <text:p>0,62509999871254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8613" calcext:value-type="float">
            <text:p>0,8613</text:p>
          </table:table-cell>
          <table:table-cell office:value-type="float" office:value="0.562399995326996" calcext:value-type="float">
            <text:p>0,562399995326996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59559999704361" calcext:value-type="float">
            <text:p>0,59559999704361</text:p>
          </table:table-cell>
          <table:table-cell table:formula="of:=([.B36]+[.E36]+[.H36]+[.K36]+[.N36])/5" office:value-type="float" office:value="0.97412" calcext:value-type="float">
            <text:p>0,97412</text:p>
          </table:table-cell>
          <table:table-cell table:formula="of:=([.C36]+[.F36]+[.I36]+[.L36]+[.O36])/5" office:value-type="float" office:value="0.85724" calcext:value-type="float">
            <text:p>0,85724</text:p>
          </table:table-cell>
          <table:table-cell table:style-name="ce2" table:formula="of:=([.D36]+[.G36]+[.J36]+[.M36]+[.P36])/5" office:value-type="float" office:value="0.593279997706413" calcext:value-type="float">
            <text:p>0,593279997706413</text:p>
          </table:table-cell>
        </table:table-row>
        <table:table-row table:style-name="ro1">
          <table:table-cell office:value-type="string" calcext:value-type="string">
            <text:p>WSGAF2_wt_s_large</text:p>
          </table:table-cell>
          <table:table-cell office:value-type="float" office:value="0.9224" calcext:value-type="float">
            <text:p>0,9224</text:p>
          </table:table-cell>
          <table:table-cell office:value-type="float" office:value="0.8354" calcext:value-type="float">
            <text:p>0,8354</text:p>
          </table:table-cell>
          <table:table-cell office:value-type="float" office:value="0.45360000282526" calcext:value-type="float">
            <text:p>0,45360000282526</text:p>
          </table:table-cell>
          <table:table-cell office:value-type="float" office:value="0.9258" calcext:value-type="float">
            <text:p>0,9258</text:p>
          </table:table-cell>
          <table:table-cell office:value-type="float" office:value="0.8351" calcext:value-type="float">
            <text:p>0,8351</text:p>
          </table:table-cell>
          <table:table-cell office:value-type="float" office:value="0.555899995565414" calcext:value-type="float">
            <text:p>0,555899995565414</text:p>
          </table:table-cell>
          <table:table-cell office:value-type="float" office:value="0.9336" calcext:value-type="float">
            <text:p>0,9336</text:p>
          </table:table-cell>
          <table:table-cell office:value-type="float" office:value="0.7664" calcext:value-type="float">
            <text:p>0,7664</text:p>
          </table:table-cell>
          <table:table-cell office:value-type="float" office:value="0.510500000417233" calcext:value-type="float">
            <text:p>0,510500000417233</text:p>
          </table:table-cell>
          <table:table-cell office:value-type="float" office:value="0.9196" calcext:value-type="float">
            <text:p>0,9196</text:p>
          </table:table-cell>
          <table:table-cell office:value-type="float" office:value="0.8238" calcext:value-type="float">
            <text:p>0,8238</text:p>
          </table:table-cell>
          <table:table-cell office:value-type="float" office:value="0.546399998664856" calcext:value-type="float">
            <text:p>0,546399998664856</text:p>
          </table:table-cell>
          <table:table-cell office:value-type="float" office:value="0.9429" calcext:value-type="float">
            <text:p>0,9429</text:p>
          </table:table-cell>
          <table:table-cell office:value-type="float" office:value="0.8161" calcext:value-type="float">
            <text:p>0,8161</text:p>
          </table:table-cell>
          <table:table-cell office:value-type="float" office:value="0.452299997210503" calcext:value-type="float">
            <text:p>0,452299997210503</text:p>
          </table:table-cell>
          <table:table-cell table:formula="of:=([.B37]+[.E37]+[.H37]+[.K37]+[.N37])/5" office:value-type="float" office:value="0.92886" calcext:value-type="float">
            <text:p>0,92886</text:p>
          </table:table-cell>
          <table:table-cell table:formula="of:=([.C37]+[.F37]+[.I37]+[.L37]+[.O37])/5" office:value-type="float" office:value="0.81536" calcext:value-type="float">
            <text:p>0,81536</text:p>
          </table:table-cell>
          <table:table-cell table:formula="of:=([.D37]+[.G37]+[.J37]+[.M37]+[.P37])/5" office:value-type="float" office:value="0.503739998936653" calcext:value-type="float">
            <text:p>0,503739998936653</text:p>
          </table:table-cell>
        </table:table-row>
        <table:table-row table:style-name="ro1">
          <table:table-cell office:value-type="string" calcext:value-type="string">
            <text:p>WSGAF2_wt_a_large</text:p>
          </table:table-cell>
          <table:table-cell office:value-type="float" office:value="0.958" calcext:value-type="float">
            <text:p>0,958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563799998164177" calcext:value-type="float">
            <text:p>0,563799998164177</text:p>
          </table:table-cell>
          <table:table-cell office:value-type="float" office:value="0.976" calcext:value-type="float">
            <text:p>0,976</text:p>
          </table:table-cell>
          <table:table-cell office:value-type="float" office:value="0.8537" calcext:value-type="float">
            <text:p>0,8537</text:p>
          </table:table-cell>
          <table:table-cell office:value-type="float" office:value="0.538099998235703" calcext:value-type="float">
            <text:p>0,538099998235703</text:p>
          </table:table-cell>
          <table:table-cell office:value-type="float" office:value="0.9787" calcext:value-type="float">
            <text:p>0,9787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58029999434948" calcext:value-type="float">
            <text:p>0,58029999434948</text:p>
          </table:table-cell>
          <table:table-cell office:value-type="float" office:value="0.9549" calcext:value-type="float">
            <text:p>0,9549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85599991679192" calcext:value-type="float">
            <text:p>0,585599991679192</text:p>
          </table:table-cell>
          <table:table-cell office:value-type="float" office:value="0.957" calcext:value-type="float">
            <text:p>0,957</text:p>
          </table:table-cell>
          <table:table-cell office:value-type="float" office:value="0.8554" calcext:value-type="float">
            <text:p>0,8554</text:p>
          </table:table-cell>
          <table:table-cell office:value-type="float" office:value="0.563000002503395" calcext:value-type="float">
            <text:p>0,563000002503395</text:p>
          </table:table-cell>
          <table:table-cell table:formula="of:=([.B38]+[.E38]+[.H38]+[.K38]+[.N38])/5" office:value-type="float" office:value="0.96492" calcext:value-type="float">
            <text:p>0,96492</text:p>
          </table:table-cell>
          <table:table-cell table:formula="of:=([.C38]+[.F38]+[.I38]+[.L38]+[.O38])/5" office:value-type="float" office:value="0.86004" calcext:value-type="float">
            <text:p>0,86004</text:p>
          </table:table-cell>
          <table:table-cell table:formula="of:=([.D38]+[.G38]+[.J38]+[.M38]+[.P38])/5" office:value-type="float" office:value="0.566159996986389" calcext:value-type="float">
            <text:p>0,56615999698638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 table:number-columns-spanned="19" table:number-rows-spanned="1">
            <text:p>Separate weights by layer, activation functions directly multiplied by sigmoid(weights)</text:p>
          </table:table-cell>
          <table:covered-table-cell table:number-columns-repeated="18"/>
        </table:table-row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599099990725517" calcext:value-type="float">
            <text:p>0,599099990725517</text:p>
          </table:table-cell>
          <table:table-cell office:value-type="float" office:value="0.9793" calcext:value-type="float">
            <text:p>0,9793</text:p>
          </table:table-cell>
          <table:table-cell office:value-type="float" office:value="0.8737" calcext:value-type="float">
            <text:p>0,8737</text:p>
          </table:table-cell>
          <table:table-cell office:value-type="float" office:value="0.584000000357628" calcext:value-type="float">
            <text:p>0,584000000357628</text:p>
          </table:table-cell>
          <table:table-cell office:value-type="float" office:value="0.9818" calcext:value-type="float">
            <text:p>0,9818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569300001859665" calcext:value-type="float">
            <text:p>0,569300001859665</text:p>
          </table:table-cell>
          <table:table-cell office:value-type="float" office:value="0.9811" calcext:value-type="float">
            <text:p>0,9811</text:p>
          </table:table-cell>
          <table:table-cell office:value-type="float" office:value="0.8743" calcext:value-type="float">
            <text:p>0,8743</text:p>
          </table:table-cell>
          <table:table-cell office:value-type="float" office:value="0.576399999856949" calcext:value-type="float">
            <text:p>0,576399999856949</text:p>
          </table:table-cell>
          <table:table-cell office:value-type="float" office:value="0.9808" calcext:value-type="float">
            <text:p>0,9808</text:p>
          </table:table-cell>
          <table:table-cell office:value-type="float" office:value="0.8706" calcext:value-type="float">
            <text:p>0,8706</text:p>
          </table:table-cell>
          <table:table-cell office:value-type="float" office:value="0.580599999427795" calcext:value-type="float">
            <text:p>0,580599999427795</text:p>
          </table:table-cell>
          <table:table-cell table:style-name="ce2" table:formula="of:=([.B43]+[.E43]+[.H43]+[.K43]+[.N43])/5" office:value-type="float" office:value="0.98016" calcext:value-type="float">
            <text:p>0,98016</text:p>
          </table:table-cell>
          <table:table-cell table:formula="of:=([.C43]+[.F43]+[.I43]+[.L43]+[.O43])/5" office:value-type="float" office:value="0.87432" calcext:value-type="float">
            <text:p>0,87432</text:p>
          </table:table-cell>
          <table:table-cell table:formula="of:=([.D43]+[.G43]+[.J43]+[.M43]+[.P43])/5" office:value-type="float" office:value="0.581879998445511" calcext:value-type="float">
            <text:p>0,581879998445511</text:p>
          </table:table-cell>
        </table:table-row>
        <table:table-row table:style-name="ro1">
          <table:table-cell office:value-type="string" calcext:value-type="string">
            <text:p>WSGAF2_wt2_r_small</text:p>
          </table:table-cell>
          <table:table-cell office:value-type="float" office:value="0.98" calcext:value-type="float">
            <text:p>0,98</text:p>
          </table:table-cell>
          <table:table-cell office:value-type="float" office:value="0.8734" calcext:value-type="float">
            <text:p>0,8734</text:p>
          </table:table-cell>
          <table:table-cell office:value-type="float" office:value="0.568300002813339" calcext:value-type="float">
            <text:p>0,568300002813339</text:p>
          </table:table-cell>
          <table:table-cell office:value-type="float" office:value="0.9783" calcext:value-type="float">
            <text:p>0,9783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562000003457069" calcext:value-type="float">
            <text:p>0,562000003457069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65" calcext:value-type="float">
            <text:p>0,865</text:p>
          </table:table-cell>
          <table:table-cell office:value-type="float" office:value="0.565800002217293" calcext:value-type="float">
            <text:p>0,565800002217293</text:p>
          </table:table-cell>
          <table:table-cell office:value-type="float" office:value="0.9778" calcext:value-type="float">
            <text:p>0,9778</text:p>
          </table:table-cell>
          <table:table-cell office:value-type="float" office:value="0.8758" calcext:value-type="float">
            <text:p>0,8758</text:p>
          </table:table-cell>
          <table:table-cell office:value-type="float" office:value="0.579600003361702" calcext:value-type="float">
            <text:p>0,579600003361702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574399992823601" calcext:value-type="float">
            <text:p>0,574399992823601</text:p>
          </table:table-cell>
          <table:table-cell table:formula="of:=([.B44]+[.E44]+[.H44]+[.K44]+[.N44])/5" office:value-type="float" office:value="0.97804" calcext:value-type="float">
            <text:p>0,97804</text:p>
          </table:table-cell>
          <table:table-cell table:formula="of:=([.C44]+[.F44]+[.I44]+[.L44]+[.O44])/5" office:value-type="float" office:value="0.87072" calcext:value-type="float">
            <text:p>0,87072</text:p>
          </table:table-cell>
          <table:table-cell table:formula="of:=([.D44]+[.G44]+[.J44]+[.M44]+[.P44])/5" office:value-type="float" office:value="0.570020000934601" calcext:value-type="float">
            <text:p>0,570020000934601</text:p>
          </table:table-cell>
        </table:table-row>
        <table:table-row table:style-name="ro1">
          <table:table-cell office:value-type="string" calcext:value-type="string">
            <text:p>WSGAF2_wt2_t_small</text:p>
          </table:table-cell>
          <table:table-cell office:value-type="float" office:value="0.9768" calcext:value-type="float">
            <text:p>0,9768</text:p>
          </table:table-cell>
          <table:table-cell office:value-type="float" office:value="0.8727" calcext:value-type="float">
            <text:p>0,8727</text:p>
          </table:table-cell>
          <table:table-cell office:value-type="float" office:value="0.591699999570847" calcext:value-type="float">
            <text:p>0,591699999570847</text:p>
          </table:table-cell>
          <table:table-cell office:value-type="float" office:value="0.9751" calcext:value-type="float">
            <text:p>0,9751</text:p>
          </table:table-cell>
          <table:table-cell office:value-type="float" office:value="0.8737" calcext:value-type="float">
            <text:p>0,8737</text:p>
          </table:table-cell>
          <table:table-cell office:value-type="float" office:value="0.588299998641014" calcext:value-type="float">
            <text:p>0,588299998641014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8733" calcext:value-type="float">
            <text:p>0,8733</text:p>
          </table:table-cell>
          <table:table-cell office:value-type="float" office:value="0.589700010418892" calcext:value-type="float">
            <text:p>0,589700010418892</text:p>
          </table:table-cell>
          <table:table-cell office:value-type="float" office:value="0.9736" calcext:value-type="float">
            <text:p>0,9736</text:p>
          </table:table-cell>
          <table:table-cell office:value-type="float" office:value="0.8753" calcext:value-type="float">
            <text:p>0,8753</text:p>
          </table:table-cell>
          <table:table-cell office:value-type="float" office:value="0.593699994683266" calcext:value-type="float">
            <text:p>0,593699994683266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97500005364418" calcext:value-type="float">
            <text:p>0,597500005364418</text:p>
          </table:table-cell>
          <table:table-cell table:formula="of:=([.B45]+[.E45]+[.H45]+[.K45]+[.N45])/5" office:value-type="float" office:value="0.97566" calcext:value-type="float">
            <text:p>0,97566</text:p>
          </table:table-cell>
          <table:table-cell table:formula="of:=([.C45]+[.F45]+[.I45]+[.L45]+[.O45])/5" office:value-type="float" office:value="0.87348" calcext:value-type="float">
            <text:p>0,87348</text:p>
          </table:table-cell>
          <table:table-cell table:style-name="ce2" table:formula="of:=([.D45]+[.G45]+[.J45]+[.M45]+[.P45])/5" office:value-type="float" office:value="0.592180001735687" calcext:value-type="float">
            <text:p>0,592180001735687</text:p>
          </table:table-cell>
        </table:table-row>
        <table:table-row table:style-name="ro1">
          <table:table-cell office:value-type="string" calcext:value-type="string">
            <text:p>WSGAF2_wt2_s_small</text:p>
          </table:table-cell>
          <table:table-cell office:value-type="float" office:value="0.9339" calcext:value-type="float">
            <text:p>0,9339</text:p>
          </table:table-cell>
          <table:table-cell office:value-type="float" office:value="0.7819" calcext:value-type="float">
            <text:p>0,7819</text:p>
          </table:table-cell>
          <table:table-cell office:value-type="float" office:value="0.466099998354912" calcext:value-type="float">
            <text:p>0,466099998354912</text:p>
          </table:table-cell>
          <table:table-cell office:value-type="float" office:value="0.9353" calcext:value-type="float">
            <text:p>0,9353</text:p>
          </table:table-cell>
          <table:table-cell office:value-type="float" office:value="0.7933" calcext:value-type="float">
            <text:p>0,7933</text:p>
          </table:table-cell>
          <table:table-cell office:value-type="float" office:value="0.473600000143051" calcext:value-type="float">
            <text:p>0,473600000143051</text:p>
          </table:table-cell>
          <table:table-cell office:value-type="float" office:value="0.9331" calcext:value-type="float">
            <text:p>0,9331</text:p>
          </table:table-cell>
          <table:table-cell office:value-type="float" office:value="0.789" calcext:value-type="float">
            <text:p>0,789</text:p>
          </table:table-cell>
          <table:table-cell office:value-type="float" office:value="0.4783999979496" calcext:value-type="float">
            <text:p>0,4783999979496</text:p>
          </table:table-cell>
          <table:table-cell office:value-type="float" office:value="0.9299" calcext:value-type="float">
            <text:p>0,9299</text:p>
          </table:table-cell>
          <table:table-cell office:value-type="float" office:value="0.7899" calcext:value-type="float">
            <text:p>0,7899</text:p>
          </table:table-cell>
          <table:table-cell office:value-type="float" office:value="0.479499998688698" calcext:value-type="float">
            <text:p>0,479499998688698</text:p>
          </table:table-cell>
          <table:table-cell office:value-type="float" office:value="0.932" calcext:value-type="float">
            <text:p>0,932</text:p>
          </table:table-cell>
          <table:table-cell office:value-type="float" office:value="0.7897" calcext:value-type="float">
            <text:p>0,7897</text:p>
          </table:table-cell>
          <table:table-cell office:value-type="float" office:value="0.46339999884367" calcext:value-type="float">
            <text:p>0,46339999884367</text:p>
          </table:table-cell>
          <table:table-cell table:formula="of:=([.B46]+[.E46]+[.H46]+[.K46]+[.N46])/5" office:value-type="float" office:value="0.93284" calcext:value-type="float">
            <text:p>0,93284</text:p>
          </table:table-cell>
          <table:table-cell table:formula="of:=([.C46]+[.F46]+[.I46]+[.L46]+[.O46])/5" office:value-type="float" office:value="0.78876" calcext:value-type="float">
            <text:p>0,78876</text:p>
          </table:table-cell>
          <table:table-cell table:formula="of:=([.D46]+[.G46]+[.J46]+[.M46]+[.P46])/5" office:value-type="float" office:value="0.472199998795986" calcext:value-type="float">
            <text:p>0,472199998795986</text:p>
          </table:table-cell>
        </table:table-row>
        <table:table-row table:style-name="ro1">
          <table:table-cell office:value-type="string" calcext:value-type="string">
            <text:p>WSGAF2_wt2_a_small</text:p>
          </table:table-cell>
          <table:table-cell office:value-type="float" office:value="0.9733" calcext:value-type="float">
            <text:p>0,9733</text:p>
          </table:table-cell>
          <table:table-cell office:value-type="float" office:value="0.8714" calcext:value-type="float">
            <text:p>0,8714</text:p>
          </table:table-cell>
          <table:table-cell office:value-type="float" office:value="0.563300001621246" calcext:value-type="float">
            <text:p>0,563300001621246</text:p>
          </table:table-cell>
          <table:table-cell office:value-type="float" office:value="0.974" calcext:value-type="float">
            <text:p>0,974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74399995803833" calcext:value-type="float">
            <text:p>0,574399995803833</text:p>
          </table:table-cell>
          <table:table-cell office:value-type="float" office:value="0.9699" calcext:value-type="float">
            <text:p>0,9699</text:p>
          </table:table-cell>
          <table:table-cell office:value-type="float" office:value="0.8683" calcext:value-type="float">
            <text:p>0,8683</text:p>
          </table:table-cell>
          <table:table-cell office:value-type="float" office:value="0.560199996829033" calcext:value-type="float">
            <text:p>0,560199996829033</text:p>
          </table:table-cell>
          <table:table-cell office:value-type="float" office:value="0.9726" calcext:value-type="float">
            <text:p>0,9726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558699998259544" calcext:value-type="float">
            <text:p>0,558699998259544</text:p>
          </table:table-cell>
          <table:table-cell office:value-type="float" office:value="0.9726" calcext:value-type="float">
            <text:p>0,9726</text:p>
          </table:table-cell>
          <table:table-cell office:value-type="float" office:value="0.865" calcext:value-type="float">
            <text:p>0,865</text:p>
          </table:table-cell>
          <table:table-cell office:value-type="float" office:value="0.559900000691414" calcext:value-type="float">
            <text:p>0,559900000691414</text:p>
          </table:table-cell>
          <table:table-cell table:formula="of:=([.B47]+[.E47]+[.H47]+[.K47]+[.N47])/5" office:value-type="float" office:value="0.97248" calcext:value-type="float">
            <text:p>0,97248</text:p>
          </table:table-cell>
          <table:table-cell table:formula="of:=([.C47]+[.F47]+[.I47]+[.L47]+[.O47])/5" office:value-type="float" office:value="0.86818" calcext:value-type="float">
            <text:p>0,86818</text:p>
          </table:table-cell>
          <table:table-cell table:formula="of:=([.D47]+[.G47]+[.J47]+[.M47]+[.P47])/5" office:value-type="float" office:value="0.563299998641014" calcext:value-type="float">
            <text:p>0,563299998641014</text:p>
          </table:table-cell>
        </table:table-row>
        <table:table-row table:style-name="ro1">
          <table:table-cell office:value-type="string" calcext:value-type="string">
            <text:p>WSGAF2_wt2_r_large</text:p>
          </table:table-cell>
          <table:table-cell office:value-type="float" office:value="0.9794" calcext:value-type="float">
            <text:p>0,9794</text:p>
          </table:table-cell>
          <table:table-cell office:value-type="float" office:value="0.8749" calcext:value-type="float">
            <text:p>0,8749</text:p>
          </table:table-cell>
          <table:table-cell office:value-type="float" office:value="0.575900001823902" calcext:value-type="float">
            <text:p>0,575900001823902</text:p>
          </table:table-cell>
          <table:table-cell office:value-type="float" office:value="0.9819" calcext:value-type="float">
            <text:p>0,9819</text:p>
          </table:table-cell>
          <table:table-cell office:value-type="float" office:value="0.8718" calcext:value-type="float">
            <text:p>0,8718</text:p>
          </table:table-cell>
          <table:table-cell office:value-type="float" office:value="0.544900000095367" calcext:value-type="float">
            <text:p>0,544900000095367</text:p>
          </table:table-cell>
          <table:table-cell office:value-type="float" office:value="0.9758" calcext:value-type="float">
            <text:p>0,9758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555599999427795" calcext:value-type="float">
            <text:p>0,555599999427795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575599998235703" calcext:value-type="float">
            <text:p>0,575599998235703</text:p>
          </table:table-cell>
          <table:table-cell office:value-type="float" office:value="0.9776" calcext:value-type="float">
            <text:p>0,9776</text:p>
          </table:table-cell>
          <table:table-cell office:value-type="float" office:value="0.8687" calcext:value-type="float">
            <text:p>0,8687</text:p>
          </table:table-cell>
          <table:table-cell office:value-type="float" office:value="0.568099996447563" calcext:value-type="float">
            <text:p>0,568099996447563</text:p>
          </table:table-cell>
          <table:table-cell table:formula="of:=([.B48]+[.E48]+[.H48]+[.K48]+[.N48])/5" office:value-type="float" office:value="0.97856" calcext:value-type="float">
            <text:p>0,97856</text:p>
          </table:table-cell>
          <table:table-cell table:formula="of:=([.C48]+[.F48]+[.I48]+[.L48]+[.O48])/5" office:value-type="float" office:value="0.87228" calcext:value-type="float">
            <text:p>0,87228</text:p>
          </table:table-cell>
          <table:table-cell table:formula="of:=([.D48]+[.G48]+[.J48]+[.M48]+[.P48])/5" office:value-type="float" office:value="0.564019999206066" calcext:value-type="float">
            <text:p>0,564019999206066</text:p>
          </table:table-cell>
        </table:table-row>
        <table:table-row table:style-name="ro1">
          <table:table-cell office:value-type="string" calcext:value-type="string">
            <text:p>WSGAF2_wt2_t_large</text:p>
          </table:table-cell>
          <table:table-cell office:value-type="float" office:value="0.9759" calcext:value-type="float">
            <text:p>0,9759</text:p>
          </table:table-cell>
          <table:table-cell office:value-type="float" office:value="0.8761" calcext:value-type="float">
            <text:p>0,8761</text:p>
          </table:table-cell>
          <table:table-cell office:value-type="float" office:value="0.586200004816055" calcext:value-type="float">
            <text:p>0,586200004816055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8707" calcext:value-type="float">
            <text:p>0,8707</text:p>
          </table:table-cell>
          <table:table-cell office:value-type="float" office:value="0.588100004196167" calcext:value-type="float">
            <text:p>0,588100004196167</text:p>
          </table:table-cell>
          <table:table-cell office:value-type="float" office:value="0.9756" calcext:value-type="float">
            <text:p>0,9756</text:p>
          </table:table-cell>
          <table:table-cell office:value-type="float" office:value="0.8743" calcext:value-type="float">
            <text:p>0,8743</text:p>
          </table:table-cell>
          <table:table-cell office:value-type="float" office:value="0.610500001907349" calcext:value-type="float">
            <text:p>0,610500001907349</text:p>
          </table:table-cell>
          <table:table-cell office:value-type="float" office:value="0.9776" calcext:value-type="float">
            <text:p>0,9776</text:p>
          </table:table-cell>
          <table:table-cell office:value-type="float" office:value="0.8763" calcext:value-type="float">
            <text:p>0,8763</text:p>
          </table:table-cell>
          <table:table-cell office:value-type="float" office:value="0.594299998879433" calcext:value-type="float">
            <text:p>0,594299998879433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575800001621246" calcext:value-type="float">
            <text:p>0,575800001621246</text:p>
          </table:table-cell>
          <table:table-cell table:formula="of:=([.B49]+[.E49]+[.H49]+[.K49]+[.N49])/5" office:value-type="float" office:value="0.97662" calcext:value-type="float">
            <text:p>0,97662</text:p>
          </table:table-cell>
          <table:table-cell table:style-name="ce2" table:formula="of:=([.C49]+[.F49]+[.I49]+[.L49]+[.O49])/5" office:value-type="float" office:value="0.8754" calcext:value-type="float">
            <text:p>0,8754</text:p>
          </table:table-cell>
          <table:table-cell table:formula="of:=([.D49]+[.G49]+[.J49]+[.M49]+[.P49])/5" office:value-type="float" office:value="0.59098000228405" calcext:value-type="float">
            <text:p>0,59098000228405</text:p>
          </table:table-cell>
        </table:table-row>
        <table:table-row table:style-name="ro1">
          <table:table-cell office:value-type="string" calcext:value-type="string">
            <text:p>WSGAF2_wt2_s_large</text:p>
          </table:table-cell>
          <table:table-cell office:value-type="float" office:value="0.9268" calcext:value-type="float">
            <text:p>0,9268</text:p>
          </table:table-cell>
          <table:table-cell office:value-type="float" office:value="0.7917" calcext:value-type="float">
            <text:p>0,7917</text:p>
          </table:table-cell>
          <table:table-cell office:value-type="float" office:value="0.488799999654293" calcext:value-type="float">
            <text:p>0,488799999654293</text:p>
          </table:table-cell>
          <table:table-cell office:value-type="float" office:value="0.9565" calcext:value-type="float">
            <text:p>0,9565</text:p>
          </table:table-cell>
          <table:table-cell office:value-type="float" office:value="0.816" calcext:value-type="float">
            <text:p>0,816</text:p>
          </table:table-cell>
          <table:table-cell office:value-type="float" office:value="0.483799995481968" calcext:value-type="float">
            <text:p>0,483799995481968</text:p>
          </table:table-cell>
          <table:table-cell office:value-type="float" office:value="0.9347" calcext:value-type="float">
            <text:p>0,9347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450599996745586" calcext:value-type="float">
            <text:p>0,450599996745586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822" calcext:value-type="float">
            <text:p>0,822</text:p>
          </table:table-cell>
          <table:table-cell office:value-type="float" office:value="0.46540000140667" calcext:value-type="float">
            <text:p>0,46540000140667</text:p>
          </table:table-cell>
          <table:table-cell office:value-type="float" office:value="0.9213" calcext:value-type="float">
            <text:p>0,9213</text:p>
          </table:table-cell>
          <table:table-cell office:value-type="float" office:value="0.7747" calcext:value-type="float">
            <text:p>0,7747</text:p>
          </table:table-cell>
          <table:table-cell office:value-type="float" office:value="0.479999998211861" calcext:value-type="float">
            <text:p>0,479999998211861</text:p>
          </table:table-cell>
          <table:table-cell table:formula="of:=([.B50]+[.E50]+[.H50]+[.K50]+[.N50])/5" office:value-type="float" office:value="0.93218" calcext:value-type="float">
            <text:p>0,93218</text:p>
          </table:table-cell>
          <table:table-cell table:formula="of:=([.C50]+[.F50]+[.I50]+[.L50]+[.O50])/5" office:value-type="float" office:value="0.8004" calcext:value-type="float">
            <text:p>0,8004</text:p>
          </table:table-cell>
          <table:table-cell table:formula="of:=([.D50]+[.G50]+[.J50]+[.M50]+[.P50])/5" office:value-type="float" office:value="0.473719998300076" calcext:value-type="float">
            <text:p>0,473719998300076</text:p>
          </table:table-cell>
        </table:table-row>
        <table:table-row table:style-name="ro1">
          <table:table-cell office:value-type="string" calcext:value-type="string">
            <text:p>WSGAF2_wt2_a_large</text:p>
          </table:table-cell>
          <table:table-cell office:value-type="float" office:value="0.973" calcext:value-type="float">
            <text:p>0,973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34200002253056" calcext:value-type="float">
            <text:p>0,534200002253056</text:p>
          </table:table-cell>
          <table:table-cell office:value-type="float" office:value="0.9711" calcext:value-type="float">
            <text:p>0,9711</text:p>
          </table:table-cell>
          <table:table-cell office:value-type="float" office:value="0.8708" calcext:value-type="float">
            <text:p>0,8708</text:p>
          </table:table-cell>
          <table:table-cell office:value-type="float" office:value="0.542099998891354" calcext:value-type="float">
            <text:p>0,542099998891354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580199998617172" calcext:value-type="float">
            <text:p>0,580199998617172</text:p>
          </table:table-cell>
          <table:table-cell office:value-type="float" office:value="0.9744" calcext:value-type="float">
            <text:p>0,9744</text:p>
          </table:table-cell>
          <table:table-cell office:value-type="float" office:value="0.869" calcext:value-type="float">
            <text:p>0,869</text:p>
          </table:table-cell>
          <table:table-cell office:value-type="float" office:value="0.540100000798702" calcext:value-type="float">
            <text:p>0,540100000798702</text:p>
          </table:table-cell>
          <table:table-cell office:value-type="float" office:value="0.9695" calcext:value-type="float">
            <text:p>0,9695</text:p>
          </table:table-cell>
          <table:table-cell office:value-type="float" office:value="0.865" calcext:value-type="float">
            <text:p>0,865</text:p>
          </table:table-cell>
          <table:table-cell office:value-type="float" office:value="0.538200002908707" calcext:value-type="float">
            <text:p>0,538200002908707</text:p>
          </table:table-cell>
          <table:table-cell table:formula="of:=([.B51]+[.E51]+[.H51]+[.K51]+[.N51])/5" office:value-type="float" office:value="0.97204" calcext:value-type="float">
            <text:p>0,97204</text:p>
          </table:table-cell>
          <table:table-cell table:formula="of:=([.C51]+[.F51]+[.I51]+[.L51]+[.O51])/5" office:value-type="float" office:value="0.86574" calcext:value-type="float">
            <text:p>0,86574</text:p>
          </table:table-cell>
          <table:table-cell table:formula="of:=([.D51]+[.G51]+[.J51]+[.M51]+[.P51])/5" office:value-type="float" office:value="0.546960000693798" calcext:value-type="float">
            <text:p>0,546960000693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text>'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00.00.00</text:date>, <text:time style:data-style-name="N2" text:time-value="21:14:56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23:45:49.541000000</dc:date>
    <meta:editing-duration>PT2H40M27S</meta:editing-duration>
    <meta:editing-cycles>5</meta:editing-cycles>
    <meta:generator>LibreOffice/6.1.3.2$Windows_X86_64 LibreOffice_project/86daf60bf00efa86ad547e59e09d6bb77c699acb</meta:generator>
    <meta:document-statistic meta:table-count="1" meta:cell-count="788" meta:object-count="0"/>
  </office:meta>
</office:document-meta>
</file>